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sans-serif"/>
    <style:font-face style:name="OpenSymbol" svg:font-family="OpenSymbol"/>
    <style:font-face style:name="PT Sans" svg:font-family="'PT Sans', sans-serif"/>
    <style:font-face style:name="Roboto" svg:font-family="Roboto, RobotoDraft, Helvetica, Arial, sans-serif"/>
    <style:font-face style:name="Times New Roman Cyr" svg:font-family="'Times New Roman Cyr', '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4" svg:font-family="Arial" style:font-family-generic="swiss"/>
    <style:font-face style:name="Arial1" svg:font-family="Arial" style:font-family-generic="roman" style:font-pitch="variable"/>
    <style:font-face style:name="Calibri" svg:font-family="Calibri" style:font-family-generic="roman" style:font-pitch="variable"/>
    <style:font-face style:name="SchoolBookC" svg:font-family="SchoolBook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choolBookC1" svg:font-family="SchoolBook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933cm" fo:margin-left="0.007cm" fo:margin-right="0.06cm" fo:margin-top="0cm" fo:margin-bottom="0cm" table:align="margins" style:writing-mode="lr-tb"/>
    </style:style>
    <style:style style:name="Таблица1.A" style:family="table-column">
      <style:table-column-properties style:column-width="3.528cm" style:rel-column-width="13653*"/>
    </style:style>
    <style:style style:name="Таблица1.B" style:family="table-column">
      <style:table-column-properties style:column-width="3.507cm" style:rel-column-width="13571*"/>
    </style:style>
    <style:style style:name="Таблица1.C" style:family="table-column">
      <style:table-column-properties style:column-width="3.925cm" style:rel-column-width="15189*"/>
    </style:style>
    <style:style style:name="Таблица1.D" style:family="table-column">
      <style:table-column-properties style:column-width="3.792cm" style:rel-column-width="14677*"/>
    </style:style>
    <style:style style:name="Таблица1.E" style:family="table-column">
      <style:table-column-properties style:column-width="2.182cm" style:rel-column-width="8445*"/>
    </style:style>
    <style:style style:name="Таблица1.1" style:family="table-row">
      <style:table-row-properties style:keep-together="true" fo:keep-together="auto"/>
    </style:style>
    <style:style style:name="Таблица1.A1" style:family="table-cell">
      <style:table-cell-properties fo:padding="0.026cm" fo:border="0.035cm solid #000001"/>
    </style:style>
    <style:style style:name="Таблица5" style:family="table">
      <style:table-properties style:width="16.466cm" fo:margin-left="-0.026cm" fo:margin-top="0cm" fo:margin-bottom="0cm" table:align="left" style:writing-mode="lr-tb"/>
    </style:style>
    <style:style style:name="Таблица5.A" style:family="table-column">
      <style:table-column-properties style:column-width="3.627cm"/>
    </style:style>
    <style:style style:name="Таблица5.B" style:family="table-column">
      <style:table-column-properties style:column-width="3.484cm"/>
    </style:style>
    <style:style style:name="Таблица5.C" style:family="table-column">
      <style:table-column-properties style:column-width="4.68cm"/>
    </style:style>
    <style:style style:name="Таблица5.D" style:family="table-column">
      <style:table-column-properties style:column-width="4.676cm"/>
    </style:style>
    <style:style style:name="Таблица5.1" style:family="table-row">
      <style:table-row-properties style:keep-together="true" fo:keep-together="auto"/>
    </style:style>
    <style:style style:name="Таблица5.A1" style:family="table-cell">
      <style:table-cell-properties fo:padding="0.026cm" fo:border="0.035cm solid #000001"/>
    </style:style>
    <style:style style:name="Таблица3" style:family="table">
      <style:table-properties style:width="16.473cm" fo:margin-left="0cm" fo:margin-top="0cm" fo:margin-bottom="0cm" table:align="left" fo:background-color="#ffffff" style:writing-mode="lr-tb">
        <style:background-image/>
      </style:table-properties>
    </style:style>
    <style:style style:name="Таблица3.A" style:family="table-column">
      <style:table-column-properties style:column-width="12.256cm"/>
    </style:style>
    <style:style style:name="Таблица3.B" style:family="table-column">
      <style:table-column-properties style:column-width="2.106cm"/>
    </style:style>
    <style:style style:name="Таблица3.C" style:family="table-column">
      <style:table-column-properties style:column-width="2.111cm"/>
    </style:style>
    <style:style style:name="Таблица3.1" style:family="table-row">
      <style:table-row-properties style:keep-together="true" fo:keep-together="auto"/>
    </style:style>
    <style:style style:name="Таблица3.A1" style:family="table-cell">
      <style:table-cell-properties fo:background-color="#ffffff" style:border-line-width="0.002cm 0.035cm 0.002cm" fo:padding="0cm" fo:border="0.039cm double #00000a">
        <style:background-image/>
      </style:table-cell-properties>
    </style:style>
    <style:style style:name="Таблица6" style:family="table">
      <style:table-properties style:width="16.466cm" fo:margin-left="-0.026cm" fo:margin-top="0cm" fo:margin-bottom="0cm" table:align="left" style:writing-mode="lr-tb"/>
    </style:style>
    <style:style style:name="Таблица6.A" style:family="table-column">
      <style:table-column-properties style:column-width="3.627cm"/>
    </style:style>
    <style:style style:name="Таблица6.B" style:family="table-column">
      <style:table-column-properties style:column-width="3.484cm"/>
    </style:style>
    <style:style style:name="Таблица6.C" style:family="table-column">
      <style:table-column-properties style:column-width="4.708cm"/>
    </style:style>
    <style:style style:name="Таблица6.D" style:family="table-column">
      <style:table-column-properties style:column-width="4.648cm"/>
    </style:style>
    <style:style style:name="Таблица6.1" style:family="table-row">
      <style:table-row-properties style:keep-together="true" fo:keep-together="auto"/>
    </style:style>
    <style:style style:name="Таблица6.A1" style:family="table-cell">
      <style:table-cell-properties fo:padding="0.026cm" fo:border="0.035cm solid #000001"/>
    </style:style>
    <style:style style:name="Таблица2" style:family="table">
      <style:table-properties style:width="17.025cm" fo:margin-left="0cm" fo:margin-top="0cm" fo:margin-bottom="0cm" table:align="left" fo:background-color="#ffffff" style:writing-mode="lr-tb">
        <style:background-image/>
      </style:table-properties>
    </style:style>
    <style:style style:name="Таблица2.A" style:family="table-column">
      <style:table-column-properties style:column-width="9.215cm"/>
    </style:style>
    <style:style style:name="Таблица2.B" style:family="table-column">
      <style:table-column-properties style:column-width="4.022cm"/>
    </style:style>
    <style:style style:name="Таблица2.C" style:family="table-column">
      <style:table-column-properties style:column-width="3.789cm"/>
    </style:style>
    <style:style style:name="Таблица2.1" style:family="table-row">
      <style:table-row-properties style:keep-together="true" fo:keep-together="auto"/>
    </style:style>
    <style:style style:name="Таблица2.A1" style:family="table-cell">
      <style:table-cell-properties fo:background-color="#ffffff" style:border-line-width="0.002cm 0.035cm 0.002cm" fo:padding="0cm" fo:border="0.039cm double #00000a">
        <style:background-image/>
      </style:table-cell-properties>
    </style:style>
    <style:style style:name="Таблица2.B2" style:family="table-cell" style:data-style-name="N0">
      <style:table-cell-properties fo:background-color="#ffffff" style:border-line-width="0.002cm 0.035cm 0.002cm" fo:padding="0cm" fo:border="0.039cm double #00000a">
        <style:background-image/>
      </style:table-cell-properties>
    </style:style>
    <style:style style:name="Таблица4" style:family="table">
      <style:table-properties style:width="17cm" table:align="margins"/>
    </style:style>
    <style:style style:name="Таблица4.A" style:family="table-column">
      <style:table-column-properties style:column-width="5.667cm" style:rel-column-width="21845*"/>
    </style:style>
    <style:style style:name="Таблица4.A1" style:family="table-cell">
      <style:table-cell-properties fo:padding="0.097cm" fo:border-left="0.002cm solid #000000" fo:border-right="none" fo:border-top="0.002cm solid #000000" fo:border-bottom="0.002cm solid #000000"/>
    </style:style>
    <style:style style:name="Таблица4.C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font-name="Times New Roman" fo:font-size="14pt" style:font-size-asian="14pt" style:font-size-complex="14pt"/>
    </style:style>
    <style:style style:name="P5" style:family="paragraph" style:parent-style-name="Standard">
      <style:paragraph-properties fo:text-align="center" style:justify-single-word="false"/>
      <style:text-properties style:font-name="Times New Roman" fo:font-size="14pt" style:font-size-asian="14pt" style:font-size-complex="14pt"/>
    </style:style>
    <style:style style:name="P6" style:family="paragraph" style:parent-style-name="Standard">
      <style:text-properties fo:font-size="14pt" style:font-size-asian="14pt"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Times New Roman" fo:font-size="12pt" style:font-name-asian="Times New Roman1" style:font-size-asian="12pt" style:language-asian="ru" style:country-asian="RU" style:font-name-complex="Times New Roman1" style:font-size-complex="12pt"/>
    </style:style>
    <style:style style:name="P9" style:family="paragraph" style:parent-style-name="Standard">
      <style:paragraph-properties fo:margin-top="0cm" fo:margin-bottom="0cm" fo:line-height="100%"/>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P10" style:family="paragraph" style:parent-style-name="Standard">
      <style:paragraph-properties fo:margin-top="0cm" fo:margin-bottom="0cm" fo:line-height="100%"/>
      <style:text-properties style:font-name="Times New Roman" fo:font-size="13pt" fo:language="ru" fo:country="RU" style:font-name-asian="Times New Roman1" style:font-size-asian="13pt" style:language-asian="ru" style:country-asian="RU" style:font-name-complex="Times New Roman1" style:font-size-complex="13pt"/>
    </style:style>
    <style:style style:name="P11" style:family="paragraph" style:parent-style-name="Standard">
      <style:paragraph-properties fo:margin-top="0cm" fo:margin-bottom="0cm" fo:line-height="100%"/>
      <style:text-properties style:font-name="Times New Roman" fo:font-size="13pt" fo:language="ru" fo:country="RU" fo:font-weight="normal" style:font-name-asian="Times New Roman1" style:font-size-asian="13pt" style:language-asian="ru" style:country-asian="RU" style:font-weight-asian="normal" style:font-name-complex="Times New Roman1" style:font-size-complex="13pt" style:font-weight-complex="normal"/>
    </style:style>
    <style:style style:name="P12" style:family="paragraph" style:parent-style-name="Standard">
      <style:paragraph-properties fo:margin-top="0cm" fo:margin-bottom="0cm" fo:line-height="100%"/>
      <style:text-properties style:font-name="Times New Roman" fo:font-size="13pt" style:font-name-asian="Times New Roman1" style:font-size-asian="13pt" style:language-asian="ru" style:country-asian="RU" style:font-name-complex="Times New Roman1" style:font-size-complex="13pt"/>
    </style:style>
    <style:style style:name="P13" style:family="paragraph" style:parent-style-name="Standard">
      <style:paragraph-properties fo:margin-top="0cm" fo:margin-bottom="0cm" fo:line-height="100%"/>
      <style:text-properties style:font-name="Times New Roman" fo:font-size="10pt" style:font-name-asian="Times New Roman1" style:font-size-asian="10pt" style:language-asian="ru" style:country-asian="RU" style:font-name-complex="Times New Roman1" style:font-size-complex="10pt"/>
    </style:style>
    <style:style style:name="P14" style:family="paragraph" style:parent-style-name="Standard">
      <style:paragraph-properties fo:margin-top="0cm" fo:margin-bottom="0cm" fo:line-height="100%"/>
      <style:text-properties style:font-name="Times New Roman" fo:font-size="14pt" style:font-size-asian="14pt" style:font-size-complex="14pt"/>
    </style:style>
    <style:style style:name="P15" style:family="paragraph" style:parent-style-name="Standard">
      <style:paragraph-properties fo:margin-top="0cm" fo:margin-bottom="0cm" fo:line-height="100%" fo:text-align="justify" style:justify-single-word="false"/>
      <style:text-properties fo:font-size="15pt" style:font-size-asian="15pt" style:font-size-complex="15pt"/>
    </style:style>
    <style:style style:name="P16" style:family="paragraph" style:parent-style-name="Standard">
      <style:paragraph-properties fo:margin-top="0cm" fo:margin-bottom="0cm" fo:line-height="100%" fo:text-align="justify" style:justify-single-word="false"/>
      <style:text-properties fo:font-size="15pt" fo:language="ru" fo:country="RU" style:font-size-asian="15pt" style:font-size-complex="15pt"/>
    </style:style>
    <style:style style:name="P17" style:family="paragraph" style:parent-style-name="Standard">
      <style:paragraph-properties fo:margin-top="0cm" fo:margin-bottom="0.176cm" fo:line-height="100%"/>
    </style:style>
    <style:style style:name="P18" style:family="paragraph" style:parent-style-name="Standard">
      <style:paragraph-properties fo:margin-top="0cm" fo:margin-bottom="0.176cm" fo:line-height="100%"/>
      <style:text-properties fo:color="#343a40" style:font-name="Segoe UI" fo:font-size="11.5pt" fo:font-weight="bold" style:font-name-asian="Times New Roman1" style:font-size-asian="11.5pt" style:language-asian="ru" style:country-asian="RU" style:font-weight-asian="bold" style:font-name-complex="Segoe UI1" style:font-size-complex="11.5pt" style:font-weight-complex="bold"/>
    </style:style>
    <style:style style:name="P19" style:family="paragraph" style:parent-style-name="Standard">
      <style:paragraph-properties fo:margin-top="0cm" fo:margin-bottom="0.176cm" fo:line-height="100%"/>
      <style:text-properties fo:color="#343a40" style:font-name="Segoe UI" fo:font-size="11.5pt" style:font-name-asian="Times New Roman1" style:font-size-asian="11.5pt" style:language-asian="ru" style:country-asian="RU" style:font-name-complex="Segoe UI1" style:font-size-complex="11.5pt"/>
    </style:style>
    <style:style style:name="P20" style:family="paragraph" style:parent-style-name="Standard">
      <style:paragraph-properties fo:margin-top="0cm" fo:margin-bottom="0.176cm" fo:line-height="100%"/>
      <style:text-properties style:font-name="Segoe UI" fo:font-size="11.5pt" style:font-name-asian="Times New Roman1" style:font-size-asian="11.5pt" style:language-asian="ru" style:country-asian="RU" style:font-name-complex="Segoe UI1" style:font-size-complex="11.5pt"/>
    </style:style>
    <style:style style:name="P21" style:family="paragraph" style:parent-style-name="Text_20_body">
      <style:text-properties style:font-name="Times New Roman" fo:font-size="14pt" style:font-size-asian="14pt" style:font-size-complex="14pt"/>
    </style:style>
    <style:style style:name="P22" style:family="paragraph" style:parent-style-name="Standard">
      <style:paragraph-properties fo:margin-top="0cm" fo:margin-bottom="0cm" fo:line-height="100%"/>
      <style:text-properties fo:color="#000000" style:font-name="Arial1" style:font-name-asian="Times New Roman1" style:language-asian="ru" style:country-asian="RU" style:font-name-complex="Arial3"/>
    </style:style>
    <style:style style:name="P23" style:family="paragraph" style:parent-style-name="Standard">
      <style:paragraph-properties fo:margin-top="0cm" fo:margin-bottom="0cm" fo:line-height="100%"/>
      <style:text-properties fo:font-variant="normal" fo:text-transform="none" fo:color="#000000" style:font-name="Times New Roman Cyr" fo:font-size="13.5pt" fo:letter-spacing="normal" fo:language="en" fo:country="US" fo:font-style="normal" fo:font-weight="normal" style:font-name-asian="Times New Roman1" style:font-size-asian="12pt" style:language-asian="ru" style:country-asian="RU" style:font-name-complex="Times New Roman1" style:font-size-complex="12pt"/>
    </style:style>
    <style:style style:name="P24" style:family="paragraph" style:parent-style-name="Standard">
      <style:paragraph-properties fo:margin-top="0cm" fo:margin-bottom="0cm" fo:line-height="100%"/>
      <style:text-properties fo:font-variant="normal" fo:text-transform="none" fo:color="#000000" style:font-name="Times New Roman Cyr" fo:font-size="10pt" fo:letter-spacing="normal" fo:font-style="normal" fo:font-weight="normal" style:font-name-asian="Times New Roman1" style:font-size-asian="10pt" style:language-asian="ru" style:country-asian="RU" style:font-name-complex="Times New Roman1" style:font-size-complex="10pt"/>
    </style:style>
    <style:style style:name="P25" style:family="paragraph" style:parent-style-name="Standard">
      <style:paragraph-properties fo:margin-top="0cm" fo:margin-bottom="0cm" fo:line-height="100%"/>
      <style:text-properties fo:font-size="10pt" style:font-size-asian="10pt" style:font-size-complex="10pt"/>
    </style:style>
    <style:style style:name="P26" style:family="paragraph" style:parent-style-name="Standard">
      <style:paragraph-properties fo:margin-top="0cm" fo:margin-bottom="0cm" fo:line-height="100%"/>
      <style:text-properties style:font-name="Times New Roman" fo:font-size="14pt" style:font-size-asian="14pt" style:font-name-complex="Calibri1" style:font-size-complex="14pt"/>
    </style:style>
    <style:style style:name="P27" style:family="paragraph" style:parent-style-name="Standard">
      <style:paragraph-properties fo:margin-top="0cm" fo:margin-bottom="0cm" fo:line-height="100%" fo:text-align="start" style:justify-single-word="false"/>
      <style:text-properties style:font-name="Times New Roman" fo:font-size="14pt" style:font-size-asian="14pt" style:font-name-complex="Calibri1" style:font-size-complex="14pt"/>
    </style:style>
    <style:style style:name="P28" style:family="paragraph" style:parent-style-name="Standard">
      <style:paragraph-properties fo:margin-top="0cm" fo:margin-bottom="0.176cm" fo:line-height="100%"/>
      <style:text-properties style:font-name="Segoe UI" fo:font-size="11.5pt" fo:font-weight="bold" style:font-name-asian="Times New Roman1" style:font-size-asian="11.5pt" style:language-asian="ru" style:country-asian="RU" style:font-weight-asian="bold" style:font-name-complex="Segoe UI1" style:font-size-complex="11.5pt" style:font-weight-complex="bold"/>
    </style:style>
    <style:style style:name="P29" style:family="paragraph" style:parent-style-name="Standard">
      <style:paragraph-properties fo:margin-top="0cm" fo:margin-bottom="0.176cm" fo:line-height="100%"/>
      <style:text-properties style:font-name="Segoe UI" fo:font-size="11.5pt" style:font-name-asian="Times New Roman1" style:font-size-asian="11.5pt" style:language-asian="ru" style:country-asian="RU" style:font-name-complex="Segoe UI1" style:font-size-complex="11.5pt"/>
    </style:style>
    <style:style style:name="P30" style:family="paragraph" style:parent-style-name="Standard">
      <style:paragraph-properties fo:margin-top="0cm" fo:margin-bottom="0.176cm" fo:line-height="100%"/>
      <style:text-properties fo:color="#343a40" style:font-name="Segoe UI" fo:font-size="11.5pt" style:font-name-asian="Times New Roman1" style:font-size-asian="11.5pt" style:language-asian="ru" style:country-asian="RU" style:font-name-complex="Segoe UI1" style:font-size-complex="11.5pt"/>
    </style:style>
    <style:style style:name="P31" style:family="paragraph" style:parent-style-name="Standard">
      <style:paragraph-properties fo:margin-top="0cm" fo:margin-bottom="0.176cm" fo:line-height="100%"/>
      <style:text-properties fo:color="#343a40" style:font-name="Segoe UI" fo:font-size="11.5pt" fo:font-weight="bold" style:font-name-asian="Times New Roman1" style:font-size-asian="11.5pt" style:language-asian="ru" style:country-asian="RU" style:font-weight-asian="bold" style:font-name-complex="Segoe UI1" style:font-size-complex="11.5pt" style:font-weight-complex="bold"/>
    </style:style>
    <style:style style:name="P32" style:family="paragraph" style:parent-style-name="Standard">
      <style:text-properties style:font-name="SchoolBookC" fo:font-size="12pt" style:font-size-asian="12pt" style:font-name-complex="SchoolBookC1" style:font-size-complex="12pt"/>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text-align="center" style:justify-single-word="false"/>
      <style:text-properties fo:font-size="14pt" style:font-size-asian="14pt" style:font-size-complex="14pt"/>
    </style:style>
    <style:style style:name="P35" style:family="paragraph" style:parent-style-name="Standard">
      <style:paragraph-properties fo:text-align="start" style:justify-single-word="false"/>
      <style:text-properties fo:font-size="14pt" style:font-size-asian="14pt" style:font-size-complex="14pt"/>
    </style:style>
    <style:style style:name="P36" style:family="paragraph" style:parent-style-name="Standard">
      <style:paragraph-properties fo:text-align="start" style:justify-single-word="false"/>
      <style:text-properties style:font-name="Times New Roman" fo:font-size="14pt" style:font-size-asian="14pt" style:font-size-complex="14pt"/>
    </style:style>
    <style:style style:name="P37" style:family="paragraph" style:parent-style-name="Table_20_Contents">
      <style:paragraph-properties fo:text-align="start" style:justify-single-word="false"/>
      <style:text-properties fo:font-size="14pt" style:font-size-asian="14pt" style:font-size-complex="14pt"/>
    </style:style>
    <style:style style:name="P38" style:family="paragraph" style:parent-style-name="Text_20_body">
      <style:paragraph-properties fo:text-align="start" style:justify-single-word="false"/>
      <style:text-properties fo:font-variant="normal" fo:text-transform="none" fo:color="#2c2e20" style:font-name="Times New Roman" fo:font-size="14pt" fo:letter-spacing="normal" fo:font-style="normal" fo:font-weight="normal"/>
    </style:style>
    <style:style style:name="P39"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font-variant="normal" fo:text-transform="none" fo:color="#000000" style:font-name="Times New Roman Cyr" fo:font-size="13.5pt" fo:letter-spacing="normal" fo:font-style="normal" fo:font-weight="normal"/>
    </style:style>
    <style:style style:name="T2" style:family="text">
      <style:text-properties fo:font-variant="normal" fo:text-transform="none" fo:color="#000000" style:font-name="Times New Roman Cyr" fo:letter-spacing="normal" fo:font-style="normal" fo:font-weight="normal"/>
    </style:style>
    <style:style style:name="T3" style:family="text">
      <style:text-properties fo:font-variant="normal" fo:text-transform="none" fo:color="#000000" style:font-name="Times New Roman Cyr" fo:font-size="10pt" fo:letter-spacing="normal" fo:font-style="normal" fo:font-weight="normal" style:font-size-asian="10pt" style:font-size-complex="10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Arial2" fo:font-size="9.75pt" fo:letter-spacing="normal" fo:font-style="normal" fo:font-weight="normal"/>
    </style:style>
    <style:style style:name="T6" style:family="text">
      <style:text-properties fo:font-variant="normal" fo:text-transform="none" fo:color="#000000" style:font-name="Arial2" fo:letter-spacing="normal" fo:font-style="normal" fo:font-weight="normal"/>
    </style:style>
    <style:style style:name="T7" style:family="text">
      <style:text-properties fo:font-variant="normal" fo:text-transform="none" fo:color="#000000" style:font-name="Times New Roman" fo:font-size="14pt" fo:letter-spacing="normal" fo:font-style="normal" fo:font-weight="normal" style:font-size-asian="14pt" style:font-size-complex="14pt"/>
    </style:style>
    <style:style style:name="T8" style:family="text">
      <style:text-properties fo:font-variant="normal" fo:text-transform="none" fo:color="#000000" style:font-name="PT Sans" fo:font-size="10.5pt" fo:letter-spacing="normal" fo:font-style="normal" fo:font-weight="normal"/>
    </style:style>
    <style:style style:name="T9" style:family="text">
      <style:text-properties fo:font-variant="normal" fo:text-transform="none" fo:color="#000000" fo:font-size="10.5pt" fo:letter-spacing="normal" fo:font-style="normal" fo:font-weight="normal"/>
    </style:style>
    <style:style style:name="T10" style:family="text">
      <style:text-properties fo:font-variant="normal" fo:text-transform="none" fo:color="#3c4043" style:font-name="Roboto" fo:font-size="10pt" fo:letter-spacing="normal" fo:font-style="normal" fo:font-weight="normal" style:font-size-asian="10pt" style:font-size-complex="10pt"/>
    </style:style>
    <style:style style:name="T11" style:family="text">
      <style:text-properties fo:font-variant="normal" fo:text-transform="none" fo:color="#3c4043" style:font-name="Roboto" fo:font-size="18pt" fo:letter-spacing="normal" fo:font-style="normal" fo:font-weight="normal"/>
    </style:style>
    <style:style style:name="T12" style:family="text">
      <style:text-properties fo:font-variant="normal" fo:text-transform="none" fo:color="#3c4043" style:font-name="Roboto" fo:letter-spacing="normal" fo:font-style="normal" fo:font-weight="normal"/>
    </style:style>
    <style:style style:name="T13" style:family="text">
      <style:text-properties fo:font-variant="normal" fo:text-transform="none" fo:color="#3c4043" style:font-name="Times New Roman" fo:font-size="10pt" fo:letter-spacing="normal" fo:font-style="normal" fo:font-weight="normal" style:font-size-asian="10pt" style:font-size-complex="10pt"/>
    </style:style>
    <style:style style:name="T14" style:family="text">
      <style:text-properties fo:font-variant="normal" fo:text-transform="none" fo:color="#ff3333" style:font-name="Arial2" fo:letter-spacing="normal" fo:font-style="normal" fo:font-weight="normal"/>
    </style:style>
    <style:style style:name="T15" style:family="text">
      <style:text-properties fo:font-variant="normal" fo:text-transform="none" fo:color="#ff3333" style:font-name="Arial2" fo:font-size="9.75pt" fo:letter-spacing="normal" fo:font-style="normal" fo:font-weight="normal"/>
    </style:style>
    <style:style style:name="T16" style:family="text">
      <style:text-properties fo:font-variant="normal" fo:text-transform="none" fo:color="#ff3333" style:font-name="Roboto" fo:font-size="10pt" fo:letter-spacing="normal" fo:font-style="normal" fo:font-weight="normal" style:font-size-asian="10pt" style:font-size-complex="10pt"/>
    </style:style>
    <style:style style:name="T17" style:family="text">
      <style:text-properties fo:font-variant="normal" fo:text-transform="none" fo:color="#ff3333" style:font-name="Roboto" fo:letter-spacing="normal" fo:font-style="normal" fo:font-weight="normal"/>
    </style:style>
    <style:style style:name="T18" style:family="text">
      <style:text-properties fo:font-variant="normal" fo:text-transform="none" fo:color="#ff3333" style:font-name="Roboto" fo:font-size="18pt" fo:letter-spacing="normal" fo:font-style="normal" fo:font-weight="normal"/>
    </style:style>
    <style:style style:name="T19" style:family="text">
      <style:text-properties fo:font-variant="normal" fo:text-transform="none" fo:color="#ff9900" style:font-name="Arial2" fo:letter-spacing="normal" fo:font-style="normal" fo:font-weight="normal"/>
    </style:style>
    <style:style style:name="T20" style:family="text">
      <style:text-properties fo:font-variant="normal" fo:text-transform="none" fo:color="#ff9900" style:font-name="Arial2" fo:font-size="9.75pt" fo:letter-spacing="normal" fo:font-style="normal" fo:font-weight="normal"/>
    </style:style>
    <style:style style:name="T21" style:family="text">
      <style:text-properties fo:font-variant="normal" fo:text-transform="none" fo:color="#ff9900" style:font-name="Times New Roman" fo:font-size="10pt" fo:letter-spacing="normal" fo:font-style="normal" fo:font-weight="normal" style:font-size-asian="10pt" style:font-size-complex="10pt"/>
    </style:style>
    <style:style style:name="T22" style:family="text">
      <style:text-properties fo:font-variant="normal" fo:text-transform="none" fo:color="#ff9900" style:font-name="Roboto" fo:font-size="10pt" fo:letter-spacing="normal" fo:font-style="normal" fo:font-weight="normal" style:font-size-asian="10pt" style:font-size-complex="10pt"/>
    </style:style>
    <style:style style:name="T23" style:family="text">
      <style:text-properties fo:font-variant="normal" fo:text-transform="none" fo:color="#ff9900" style:font-name="Roboto" fo:letter-spacing="normal" fo:font-style="normal" fo:font-weight="normal"/>
    </style:style>
    <style:style style:name="T24" style:family="text">
      <style:text-properties fo:font-variant="normal" fo:text-transform="none" fo:color="#66ccff" style:font-name="Arial2" fo:letter-spacing="normal" fo:font-style="normal" fo:font-weight="normal"/>
    </style:style>
    <style:style style:name="T25" style:family="text">
      <style:text-properties fo:font-variant="normal" fo:text-transform="none" fo:color="#3399ff" style:font-name="Arial2" fo:letter-spacing="normal" fo:font-style="normal" fo:font-weight="normal"/>
    </style:style>
    <style:style style:name="T26" style:family="text">
      <style:text-properties fo:font-variant="normal" fo:text-transform="none" fo:color="#3399ff" style:font-name="Arial2" fo:font-size="9.75pt" fo:letter-spacing="normal" fo:font-style="normal" fo:font-weight="normal"/>
    </style:style>
    <style:style style:name="T27" style:family="text">
      <style:text-properties fo:font-variant="normal" fo:text-transform="none" fo:color="#3399ff" style:font-name="Roboto" fo:font-size="10pt" fo:letter-spacing="normal" fo:font-style="normal" fo:font-weight="normal" style:font-size-asian="10pt" style:font-size-complex="10pt"/>
    </style:style>
    <style:style style:name="T28" style:family="text">
      <style:text-properties fo:font-variant="normal" fo:text-transform="none" fo:color="#3399ff" style:font-name="Roboto" fo:letter-spacing="normal" fo:font-style="normal" fo:font-weight="normal"/>
    </style:style>
    <style:style style:name="T29" style:family="text">
      <style:text-properties fo:font-variant="normal" fo:text-transform="none" fo:color="#ffff00" style:font-name="Arial2" fo:letter-spacing="normal" fo:font-style="normal" fo:font-weight="normal"/>
    </style:style>
    <style:style style:name="T30" style:family="text">
      <style:text-properties fo:font-variant="normal" fo:text-transform="none" fo:color="#ffff00" style:font-name="Arial2" fo:font-size="9.75pt" fo:letter-spacing="normal" fo:font-style="normal" fo:font-weight="normal"/>
    </style:style>
    <style:style style:name="T31" style:family="text">
      <style:text-properties fo:font-variant="normal" fo:text-transform="none" fo:color="#ffff00" style:font-name="Roboto" fo:letter-spacing="normal" fo:font-style="normal" fo:font-weight="normal"/>
    </style:style>
    <style:style style:name="T32" style:family="text">
      <style:text-properties fo:font-variant="normal" fo:text-transform="none" fo:color="#009933" style:font-name="Times New Roman" fo:font-size="10pt" fo:letter-spacing="normal" fo:font-style="normal" fo:font-weight="normal" style:font-size-asian="10pt" style:font-size-complex="10pt"/>
    </style:style>
    <style:style style:name="T33" style:family="text">
      <style:text-properties fo:font-variant="normal" fo:text-transform="none" fo:color="#009933" style:font-name="Roboto" fo:letter-spacing="normal" fo:font-style="normal" fo:font-weight="normal"/>
    </style:style>
    <style:style style:name="T34" style:family="text">
      <style:text-properties fo:font-variant="normal" fo:text-transform="none" fo:color="#303030" fo:letter-spacing="normal" fo:font-style="normal" fo:font-weight="normal"/>
    </style:style>
    <style:style style:name="T35" style:family="text">
      <style:text-properties fo:font-size="13pt" style:font-size-asian="13pt" style:font-size-complex="13pt"/>
    </style:style>
    <style:style style:name="T36" style:family="text">
      <style:text-properties fo:color="#1155cc" style:font-name="Arial1" fo:language="en" fo:country="US" style:text-underline-style="solid" style:text-underline-width="auto" style:text-underline-color="font-color" style:font-name-asian="Times New Roman1" style:language-asian="ru" style:country-asian="RU" style:font-name-complex="Arial3"/>
    </style:style>
    <style:style style:name="T37" style:family="text">
      <style:text-properties fo:color="#1155cc" style:font-name="Arial1" fo:language="ru" fo:country="RU" style:text-underline-style="solid" style:text-underline-width="auto" style:text-underline-color="font-color" style:font-name-asian="Times New Roman1" style:language-asian="ru" style:country-asian="RU" style:font-name-complex="Arial3"/>
    </style:style>
    <style:style style:name="T38" style:family="text">
      <style:text-properties fo:font-size="10pt" style:font-size-asian="10pt" style:font-size-complex="10pt"/>
    </style:style>
    <style:style style:name="T39" style:family="text">
      <style:text-properties style:font-name="Times New Roman" fo:font-size="14pt" style:font-size-asian="14pt" style:font-size-complex="14pt"/>
    </style:style>
    <style:style style:name="T40" style:family="text">
      <style:text-properties style:font-name="Times New Roman" fo:font-size="10pt" style:font-name-asian="Times New Roman1" style:font-size-asian="10pt" style:language-asian="ru" style:country-asian="RU" style:font-name-complex="Times New Roman1" style:font-size-complex="10pt"/>
    </style:style>
    <style:style style:name="T41" style:family="text">
      <style:text-properties style:font-name="Segoe UI" fo:font-size="11.5pt" fo:font-weight="bold" style:font-name-asian="Times New Roman1" style:font-size-asian="11.5pt" style:language-asian="ru" style:country-asian="RU" style:font-weight-asian="bold" style:font-name-complex="Segoe UI1" style:font-size-complex="11.5pt" style:font-weight-complex="bold"/>
    </style:style>
    <style:style style:name="T42" style:family="text">
      <style:text-properties style:font-name="Segoe UI" fo:font-size="11.5pt" style:text-underline-style="solid" style:text-underline-width="auto" style:text-underline-color="font-color" fo:font-weight="bold" style:font-name-asian="Times New Roman1" style:font-size-asian="11.5pt" style:language-asian="ru" style:country-asian="RU" style:font-weight-asian="bold" style:font-name-complex="Segoe UI1" style:font-size-complex="11.5pt" style:font-weight-complex="bold"/>
    </style:style>
    <style:style style:name="T43" style:family="text">
      <style:text-properties style:font-name="Segoe UI" fo:font-size="11.5pt" style:text-underline-style="solid" style:text-underline-width="auto" style:text-underline-color="font-color" style:font-name-asian="Times New Roman1" style:font-size-asian="11.5pt" style:language-asian="ru" style:country-asian="RU" style:font-name-complex="Segoe UI1" style:font-size-complex="11.5pt"/>
    </style:style>
    <style:style style:name="T44" style:family="text">
      <style:text-properties style:font-name="Segoe UI" fo:font-size="11.5pt" style:font-name-asian="Times New Roman1" style:font-size-asian="11.5pt" style:language-asian="ru" style:country-asian="RU" style:font-name-complex="Segoe UI1" style:font-size-complex="11.5pt"/>
    </style:style>
    <style:style style:name="T45" style:family="text">
      <style:text-properties fo:color="#ff3333"/>
    </style:style>
    <style:style style:name="T46" style:family="text">
      <style:text-properties fo:color="#009933"/>
    </style:style>
    <style:style style:name="T47" style:family="text">
      <style:text-properties style:font-name-complex="Calibri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Лабораторная работа 4</text:p>
      <text:p text:style-name="P1">Машинный перевод<text:line-break/>Задание 1</text:p>
      <text:p text:style-name="P2">1)Для этого задания я пользовалась двумя переводчиками</text:p>
      <text:p text:style-name="P15"><text:a xlink:type="simple" xlink:href="https://translate.google.com/?hl=ru" text:style-name="Internet_20_link" text:visited-style-name="Visited_20_Internet_20_Link">Google Translate</text:a><text:span text:style-name="T36"> <text:s text:c="2"/></text:span><text:span text:style-name="T37">и <text:s text:c="2"/></text:span><text:a xlink:type="simple" xlink:href="https://translate.yandex.ru/" text:style-name="Internet_20_link" text:visited-style-name="Visited_20_Internet_20_Link">Yandex.Translat</text:a><text:span text:style-name="T36">e</text:span></text:p>
      <text:p text:style-name="P16">Гугл - первый переводчик, а Яндекс - второй</text:p>
      <text:p text:style-name="P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22">Английское слово или словосочетание в тексте</text:p>
          </table:table-cell>
          <table:table-cell table:style-name="Таблица1.A1" office:value-type="string">
            <text:p text:style-name="P22">Русское слово или словосочетание в тексте</text:p>
          </table:table-cell>
          <table:table-cell table:style-name="Таблица1.A1" office:value-type="string">
            <text:p text:style-name="P22">Перевод с английского на русский первым переводчиком</text:p>
          </table:table-cell>
          <table:table-cell table:style-name="Таблица1.A1" office:value-type="string">
            <text:p text:style-name="P22">Перевод с английского на русский вторым переводчиком</text:p>
          </table:table-cell>
          <table:table-cell table:style-name="Таблица1.A1" office:value-type="string">
            <text:p text:style-name="P22">Ошибки и комментарии</text:p>
          </table:table-cell>
        </table:table-row>
        <table:table-row table:style-name="Таблица1.1">
          <table:table-cell table:style-name="Таблица1.A1" office:value-type="string">
            <text:p text:style-name="P9">Time</text:p>
            <text:p text:style-name="P23">little</text:p>
            <text:p text:style-name="P23">house </text:p>
            <text:p text:style-name="P23">day </text:p>
            <text:p text:style-name="P23">money </text:p>
            <text:p text:style-name="P23"/>
            <text:p text:style-name="P23">big house </text:p>
            <text:p text:style-name="P9"><text:span text:style-name="T1">young man</text:span> </text:p>
            <text:p text:style-name="P9"><text:span text:style-name="T1">her husband</text:span> </text:p>
            <text:p text:style-name="P8"><text:span text:style-name="T1">one day</text:span> </text:p>
            <text:p text:style-name="P8"><text:span text:style-name="T1">last penny</text:span> </text:p>
          </table:table-cell>
          <table:table-cell table:style-name="Таблица1.A1" office:value-type="string">
            <text:p text:style-name="P10">Время</text:p>
            <text:p text:style-name="P10">маленький</text:p>
            <text:p text:style-name="P10">дом</text:p>
            <text:p text:style-name="P10">день</text:p>
            <text:p text:style-name="P10">деньги</text:p>
            <text:p text:style-name="P10"/>
            <text:p text:style-name="P10">большой дом</text:p>
            <text:p text:style-name="P10">молодой человек</text:p>
            <text:p text:style-name="P10">ее муж</text:p>
            <text:p text:style-name="P10">однажды</text:p>
            <text:p text:style-name="P10">последний пенни</text:p>
          </table:table-cell>
          <table:table-cell table:style-name="Таблица1.A1" office:value-type="string">
            <text:p text:style-name="P12">Время</text:p>
            <text:p text:style-name="P12">Маленький</text:p>
            <text:p text:style-name="P12">Дом</text:p>
            <text:p text:style-name="P12">День</text:p>
            <text:p text:style-name="P12">Деньги</text:p>
            <text:p text:style-name="P12"/>
            <text:p text:style-name="P12">Большой дом</text:p>
            <text:p text:style-name="P10">молодой человек</text:p>
            <text:p text:style-name="P10">ее муж</text:p>
            <text:p text:style-name="P10">один день</text:p>
            <text:p text:style-name="P10">последняя копейка</text:p>
          </table:table-cell>
          <table:table-cell table:style-name="Таблица1.A1" office:value-type="string">
            <text:p text:style-name="P12">Время</text:p>
            <text:p text:style-name="P12">Маленький</text:p>
            <text:p text:style-name="P12">Дом</text:p>
            <text:p text:style-name="P12">День</text:p>
            <text:p text:style-name="P8"><text:span text:style-name="T35">Деньг</text:span>и</text:p>
            <text:p text:style-name="P8"/>
            <text:p text:style-name="P12">Большой дом</text:p>
            <text:p text:style-name="P11">молодой человек</text:p>
            <text:p text:style-name="P11">ее муж</text:p>
            <text:p text:style-name="P11">однажды</text:p>
            <text:p text:style-name="P11">последний пенни</text:p>
          </table:table-cell>
          <table:table-cell table:style-name="Таблица1.A1" office:value-type="string">
            <text:p text:style-name="P12">Нет</text:p>
            <text:p text:style-name="P12">нет</text:p>
            <text:p text:style-name="P12">нет</text:p>
            <text:p text:style-name="P12">нет</text:p>
            <text:p text:style-name="P12">нет</text:p>
            <text:p text:style-name="P12"/>
            <text:p text:style-name="P12">нет</text:p>
            <text:p text:style-name="P12">нет</text:p>
            <text:p text:style-name="P12">нет</text:p>
            <text:p text:style-name="P12">строгой ошибки нет, но Яндекс перевел точнее.</text:p>
            <text:p text:style-name="P12">Строгой ошибки нет, можно говорить и так и так</text:p>
          </table:table-cell>
        </table:table-row>
      </table:table>
      <text:p text:style-name="P2">Оба переводчика очень удобны и хорошо переводят тексты, однако у них есть некоторые различия</text:p>
      <text:p text:style-name="P2">Например некоторые слова могут иметь несколько значений и переводчики переведут их по разному, на сколько сильно это повлияет на перевод зависит от контекста</text:p>
      <text:p text:style-name="P2">2)</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22">Английское предложение в тексте</text:p>
          </table:table-cell>
          <table:table-cell table:style-name="Таблица5.A1" office:value-type="string">
            <text:p text:style-name="P22">Русское предложение в тексте</text:p>
          </table:table-cell>
          <table:table-cell table:style-name="Таблица5.A1" office:value-type="string">
            <text:p text:style-name="P22">Перевод с английского на русский первым переводчиком</text:p>
          </table:table-cell>
          <table:table-cell table:style-name="Таблица5.A1" office:value-type="string">
            <text:p text:style-name="P22">Перевод с английского на русский вторым переводчиком</text:p>
          </table:table-cell>
        </table:table-row>
        <table:table-row table:style-name="Таблица5.1">
          <table:table-cell table:style-name="Таблица5.A1" office:value-type="string">
            <text:p text:style-name="P13"><text:span text:style-name="T2">Once upon a time, there was an old man and an old lady who lived near the black sea in their little old house for over 3 plus 3 years</text:span> </text:p>
            <text:p text:style-name="P13"/>
            <text:p text:style-name="P13"><text:soft-page-break/>Every day the man goes outside to go fishing, while the old lady sits inside her little house remembering about her old life where she had everything she could every want</text:p>
            <text:p text:style-name="P8"/>
            <text:p text:style-name="P8"/>
            <text:p text:style-name="P8"/>
            <text:p text:style-name="P13"><text:span text:style-name="T2">A maid, a big house and whatever she wanted</text:span> </text:p>
            <text:p text:style-name="P13"/>
            <text:p text:style-name="P13"/>
            <text:p text:style-name="P13"/>
            <text:p text:style-name="P13"><text:span text:style-name="T2">Her dad was a thief and was the one who brought home money</text:span> </text:p>
            <text:p text:style-name="P13"/>
            <text:p text:style-name="P13"/>
            <text:p text:style-name="P13"/>
            <text:p text:style-name="P13"><text:span text:style-name="T2">Every day the girl went out and one day, she got married to a young man who was just like her.</text:span> </text:p>
            <text:p text:style-name="P8"/>
            <text:p text:style-name="P8"/>
            <text:p text:style-name="P8"/>
            <text:p text:style-name="P8"/>
            <text:p text:style-name="P8"><text:span text:style-name="T3">But one day, her dad got sent to jail</text:span> </text:p>
            <text:p text:style-name="P8"/>
            <text:p text:style-name="P8"/>
            <text:p text:style-name="P13"><text:span text:style-name="T2">She and her husband spent every last penny dad ever earned.</text:span> </text:p>
            <text:p text:style-name="P8"/>
            <text:p text:style-name="P8"/>
            <text:p text:style-name="P8"/>
            <text:p text:style-name="P13"><text:span text:style-name="T2">The bank even took their house because they owned a lot of money</text:span> </text:p>
            <text:p text:style-name="P8"/>
          </table:table-cell>
          <table:table-cell table:style-name="Таблица5.A1" office:value-type="string">
            <text:p text:style-name="P13"><text:span text:style-name="T2">Жили-были старик и старушка, которые жили на берегу черного моря в своем маленьком старом домике более 3 с лишним лет.</text:span> </text:p>
            <text:p text:style-name="P13"><text:soft-page-break/><text:span text:style-name="T2">Каждый день мужчина выходит на улицу порыбачить, в то время как пожилая леди сидит в своем маленьком домике, вспоминая о своей прежней жизни, где у нее было все, что она могла пожелать</text:span> </text:p>
            <text:p text:style-name="P13"/>
            <text:p text:style-name="P13"/>
            <text:p text:style-name="P13"><text:span text:style-name="T2">Горничная, большой дом и все, что она хотела</text:span> </text:p>
            <text:p text:style-name="P13"/>
            <text:p text:style-name="P13"><text:span text:style-name="T2">Ее отец был вором и приносил домой деньги</text:span> </text:p>
            <text:p text:style-name="P13"/>
            <text:p text:style-name="P13"/>
            <text:p text:style-name="P13"/>
            <text:p text:style-name="P13"/>
            <text:p text:style-name="P24">Каждый день девушка выходила из дома и однажды вышла замуж за молодого человека, который был таким же, как она</text:p>
            <text:p text:style-name="P24"/>
            <text:p text:style-name="P24"/>
            <text:p text:style-name="P7"><text:span text:style-name="T40"><text:s/></text:span><text:span text:style-name="T3">Но однажды ее отца отправили в тюрьму</text:span><text:span text:style-name="T38"> </text:span></text:p>
            <text:p text:style-name="P25"/>
            <text:p text:style-name="P25"/>
            <text:p text:style-name="P25"/>
            <text:p text:style-name="P25">Она и ее муж потратили все до последнего пенни, которые когда-либо зарабатывал папа </text:p>
            <text:p text:style-name="P25"/>
            <text:p text:style-name="P25"/>
            <text:p text:style-name="P25">Банк даже забрал их дом, потому что у них было много денег. </text:p>
          </table:table-cell>
          <table:table-cell table:style-name="Таблица5.A1" office:value-type="string">
            <text:p text:style-name="P8"><text:span text:style-name="T13">Жили-были старик и старушка, которые жили недалеко от Черного моря в своем старом домике более 3 плюс 3 лет.</text:span> </text:p>
            <text:p text:style-name="P8"/>
            <text:p text:style-name="P8"><text:soft-page-break/><text:span text:style-name="T10">Каждый день мужчина выходит на улицу порыбачить, а старушка сидит в своем домике и вспоминает свою прежнюю жизнь, где у нее было все, что она могла пожелать.</text:span> </text:p>
            <text:p text:style-name="P8"/>
            <text:p text:style-name="P8"/>
            <text:p text:style-name="P8"/>
            <text:p text:style-name="P13"><text:span text:style-name="T12">Горничная, большой дом и все, что она хотела</text:span> </text:p>
            <text:p text:style-name="P13"/>
            <text:p text:style-name="P13"/>
            <text:p text:style-name="P13"/>
            <text:p text:style-name="P13"><text:span text:style-name="T12">Ее отец был вором и именно он приносил домой деньги</text:span><text:span text:style-name="T11">.</text:span> </text:p>
            <text:p text:style-name="P13"/>
            <text:p text:style-name="P13"/>
            <text:p text:style-name="P13"/>
            <text:p text:style-name="P13"><text:span text:style-name="T12">Каждый день девушка выходила в свет и однажды вышла замуж за молодого человека, который был так же, как она</text:span><text:span text:style-name="T11">.</text:span> </text:p>
            <text:p text:style-name="P13"/>
            <text:p text:style-name="P13"/>
            <text:p text:style-name="P13"/>
            <text:p text:style-name="P13"><text:span text:style-name="T12">Но однажды ее отца посадили в тюрьму</text:span> </text:p>
            <text:p text:style-name="P13"/>
            <text:p text:style-name="P13"/>
            <text:p text:style-name="P13"><text:span text:style-name="T12">Она и ее муж потратили все, что отец когда-либо заработал, до последней копейки</text:span><text:span text:style-name="T11">.</text:span> </text:p>
            <text:p text:style-name="P13"/>
            <text:p text:style-name="P13"/>
            <text:p text:style-name="P13"><text:span text:style-name="T12">Банк даже забрал их дом, потому что у них было много денег.</text:span> </text:p>
          </table:table-cell>
          <table:table-cell table:style-name="Таблица5.A1" office:value-type="string">
            <text:p text:style-name="P13"><text:span text:style-name="T6">Давным-давно жили-были старик и старушка, которые жили недалеко от Черного моря в своем маленьком старом домике более 3 с лишним лет</text:span> </text:p>
            <text:p text:style-name="P13"/>
            <text:p text:style-name="P13"><text:soft-page-break/><text:span text:style-name="T6">Каждый день мужчина выходит на улицу порыбачить, в то время как пожилая леди сидит в своем маленьком домике и вспоминает о своей прежней жизни, где у нее было все, о чем она только могла мечтать</text:span> </text:p>
            <text:p text:style-name="P13"/>
            <text:p text:style-name="P13"/>
            <text:p text:style-name="P13"><text:span text:style-name="T6">Горничная, большой дом и все, что она захочет</text:span> </text:p>
            <text:p text:style-name="P13"/>
            <text:p text:style-name="P13"/>
            <text:p text:style-name="P13"/>
            <text:p text:style-name="P13"><text:span text:style-name="T6">Ее отец был вором и был тем, кто приносил домой деньги</text:span> </text:p>
            <text:p text:style-name="P13"/>
            <text:p text:style-name="P13"/>
            <text:p text:style-name="P13"/>
            <text:p text:style-name="P13"><text:span text:style-name="T6">Каждый день девушка выходила куда-нибудь, и однажды она вышла замуж за молодого человека, который был очень похож на нее.</text:span> </text:p>
            <text:p text:style-name="P13"/>
            <text:p text:style-name="P13"/>
            <text:p text:style-name="P13"/>
            <text:p text:style-name="P13"><text:span text:style-name="T6">Но однажды ее отца отправили в тюрьму</text:span> </text:p>
            <text:p text:style-name="P13"/>
            <text:p text:style-name="P13"/>
            <text:p text:style-name="P13"><text:span text:style-name="T5">Они с мужем потратили все до последнего пенни, которые когда-либо зарабатывал папа.</text:span> </text:p>
            <text:p text:style-name="P13"/>
            <text:p text:style-name="P13"/>
            <text:p text:style-name="P13"/>
            <text:p text:style-name="P13"/>
            <text:p text:style-name="P13"><text:span text:style-name="T5">Банк даже отобрал у них дом, потому что у них было много денег</text:span> </text:p>
          </table:table-cell>
        </table:table-row>
      </table:table>
      <text:p text:style-name="P2"/>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8">Критерий</text:p>
          </table:table-cell>
          <table:table-cell table:style-name="Таблица3.A1" office:value-type="string">
            <text:p text:style-name="P17"><text:a xlink:type="simple" xlink:href="https://edu.vsu.ru/mod/assign/view.php?id=217103" text:style-name="Internet_20_link" text:visited-style-name="Visited_20_Internet_20_Link"><text:span text:style-name="T42">Перевод</text:span></text:a><text:span text:style-name="T41"> 1</text:span></text:p>
          </table:table-cell>
          <table:table-cell table:style-name="Таблица3.A1" office:value-type="string">
            <text:p text:style-name="P17"><text:a xlink:type="simple" xlink:href="https://edu.vsu.ru/mod/assign/view.php?id=217103" text:style-name="Internet_20_link" text:visited-style-name="Visited_20_Internet_20_Link"><text:span text:style-name="T42">Перевод</text:span></text:a><text:span text:style-name="T41"> 2</text:span></text:p>
          </table:table-cell>
        </table:table-row>
        <table:table-row table:style-name="Таблица3.1">
          <table:table-cell table:style-name="Таблица3.A1" office:value-type="string">
            <text:p text:style-name="P17"><text:span text:style-name="T44">Затраты времени на выполнение </text:span><text:span text:style-name="T43">перевод</text:span><text:span text:style-name="T44">а</text:span></text:p>
          </table:table-cell>
          <table:table-cell table:style-name="Таблица3.A1" office:value-type="string">
            <text:p text:style-name="P20">минимальные</text:p>
          </table:table-cell>
          <table:table-cell table:style-name="Таблица3.A1" office:value-type="string">
            <text:p text:style-name="P20">минимальные</text:p>
          </table:table-cell>
        </table:table-row>
        <table:table-row table:style-name="Таблица3.1">
          <table:table-cell table:style-name="Таблица3.A1" office:value-type="string">
            <text:p text:style-name="P20">Необходимость специальной подготовки пользователя (компьютерные, языковые знания и т.п.)</text:p>
          </table:table-cell>
          <table:table-cell table:style-name="Таблица3.A1" office:value-type="string">
            <text:p text:style-name="P20">Подготовка не нужна</text:p>
          </table:table-cell>
          <table:table-cell table:style-name="Таблица3.A1" office:value-type="string">
            <text:p text:style-name="P20">Подготовка не нужна</text:p>
          </table:table-cell>
        </table:table-row>
        <table:table-row table:style-name="Таблица3.1">
          <table:table-cell table:style-name="Таблица3.A1" office:value-type="string">
            <text:p text:style-name="P17"><text:span text:style-name="T44">Качество </text:span><text:a xlink:type="simple" xlink:href="https://edu.vsu.ru/mod/assign/view.php?id=217103" text:style-name="Internet_20_link" text:visited-style-name="Visited_20_Internet_20_Link"><text:span text:style-name="T43">перевод</text:span></text:a><text:span text:style-name="T44">а (целостность текста, стилистическая однородность, наличие ошибок и т.п.)</text:span></text:p>
          </table:table-cell>
          <table:table-cell table:style-name="Таблица3.A1" office:value-type="string">
            <text:p text:style-name="P17"><text:span text:style-name="T44">Ошибок нет, текст однородный, целый, </text:span><text:soft-page-break/><text:span text:style-name="T44">более приближенный смысл</text:span></text:p>
          </table:table-cell>
          <table:table-cell table:style-name="Таблица3.A1" office:value-type="string">
            <text:p text:style-name="P17"><text:span text:style-name="T44">Ошибок нет, текст однородный, целый, </text:span><text:soft-page-break/><text:span text:style-name="T44">не совсем близкий по смыслу перевод</text:span></text:p>
          </table:table-cell>
        </table:table-row>
        <table:table-row table:style-name="Таблица3.1">
          <table:table-cell table:style-name="Таблица3.A1" office:value-type="string">
            <text:p text:style-name="P19">Необходимость постредактирования</text:p>
          </table:table-cell>
          <table:table-cell table:style-name="Таблица3.A1" office:value-type="string">
            <text:p text:style-name="P19">Не нужно</text:p>
          </table:table-cell>
          <table:table-cell table:style-name="Таблица3.A1" office:value-type="string">
            <text:p text:style-name="P19">Не нужно</text:p>
          </table:table-cell>
        </table:table-row>
      </table:table>
      <text:p text:style-name="P2"><text:line-break/>3)</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22">Английское предложение в тексте</text:p>
          </table:table-cell>
          <table:table-cell table:style-name="Таблица6.A1" office:value-type="string">
            <text:p text:style-name="P22">Русское предложение в тексте</text:p>
          </table:table-cell>
          <table:table-cell table:style-name="Таблица6.A1" office:value-type="string">
            <text:p text:style-name="P22">Перевод с английского на русский первым переводчиком</text:p>
          </table:table-cell>
          <table:table-cell table:style-name="Таблица6.A1" office:value-type="string">
            <text:p text:style-name="P22">Перевод с английского на русский вторым переводчиком</text:p>
          </table:table-cell>
        </table:table-row>
        <table:table-row table:style-name="Таблица6.1">
          <table:table-cell table:style-name="Таблица6.A1" office:value-type="string">
            <text:p text:style-name="P13"><text:span text:style-name="T2">Once upon a time, there was an old man and an old lady who lived near the black sea in their little old house for over 3 plus 3 years</text:span> </text:p>
            <text:p text:style-name="P13"/>
            <text:p text:style-name="P13">Every day the man goes outside to go fishing, while the old lady sits inside her little house remembering about her old life where she had everything she could every want</text:p>
            <text:p text:style-name="P8"/>
            <text:p text:style-name="P8"/>
            <text:p text:style-name="P8"/>
            <text:p text:style-name="P13"><text:span text:style-name="T2">A maid, a big house and whatever she wanted</text:span> </text:p>
            <text:p text:style-name="P13"/>
            <text:p text:style-name="P13"/>
            <text:p text:style-name="P13"/>
            <text:p text:style-name="P13"><text:span text:style-name="T2">Her dad was a thief and was the one who brought home money</text:span> </text:p>
            <text:p text:style-name="P13"/>
            <text:p text:style-name="P13"/>
            <text:p text:style-name="P13"/>
            <text:p text:style-name="P13"><text:span text:style-name="T2">Every day the girl went out and one day, she got married to a young man who was just like her.</text:span> </text:p>
            <text:p text:style-name="P8"/>
            <text:p text:style-name="P8"/>
            <text:p text:style-name="P8"/>
            <text:p text:style-name="P8"/>
            <text:p text:style-name="P8"><text:span text:style-name="T3">But one day, her dad got sent to jail</text:span> </text:p>
            <text:p text:style-name="P8"/>
            <text:p text:style-name="P8"/>
            <text:p text:style-name="P13"><text:span text:style-name="T2">She and her husband spent every last penny dad ever earned.</text:span> </text:p>
            <text:p text:style-name="P8"/>
            <text:p text:style-name="P8"><text:soft-page-break/></text:p>
            <text:p text:style-name="P8"/>
            <text:p text:style-name="P13"><text:span text:style-name="T2">The bank even took their house because they owned a lot of money</text:span> </text:p>
            <text:p text:style-name="P8"/>
          </table:table-cell>
          <table:table-cell table:style-name="Таблица6.A1" office:value-type="string">
            <text:p text:style-name="P13"><text:span text:style-name="T2">Жили-были старик и старушка, которые жили на берегу черного моря в своем маленьком старом домике более 3 с лишним лет.</text:span> </text:p>
            <text:p text:style-name="P13"><text:span text:style-name="T2">Каждый день мужчина выходит на улицу порыбачить, в то время как пожилая леди сидит в своем маленьком домике, вспоминая о своей прежней жизни, где у нее было все, что она могла пожелать</text:span> </text:p>
            <text:p text:style-name="P13"/>
            <text:p text:style-name="P13"/>
            <text:p text:style-name="P13"><text:span text:style-name="T2">Горничная, большой дом и все, что она хотела</text:span> </text:p>
            <text:p text:style-name="P13"/>
            <text:p text:style-name="P13"><text:span text:style-name="T2">Ее отец был вором и приносил домой деньги</text:span> </text:p>
            <text:p text:style-name="P13"/>
            <text:p text:style-name="P13"/>
            <text:p text:style-name="P13"/>
            <text:p text:style-name="P13"/>
            <text:p text:style-name="P24">Каждый день девушка выходила из дома и однажды вышла замуж за молодого человека, который был таким же, как она</text:p>
            <text:p text:style-name="P24"/>
            <text:p text:style-name="P24"/>
            <text:p text:style-name="P7"><text:span text:style-name="T40"><text:s/></text:span><text:span text:style-name="T3">Но однажды ее отца отправили в тюрьму</text:span><text:span text:style-name="T38"> </text:span></text:p>
            <text:p text:style-name="P25"/>
            <text:p text:style-name="P25"/>
            <text:p text:style-name="P25"/>
            <text:p text:style-name="P25">Она и ее муж потратили все до последнего пенни, которые когда-либо зарабатывал папа </text:p>
            <text:p text:style-name="P25"><text:soft-page-break/></text:p>
            <text:p text:style-name="P25"/>
            <text:p text:style-name="P25">Банк даже забрал их дом, потому что у них было много денег. </text:p>
          </table:table-cell>
          <table:table-cell table:style-name="Таблица6.A1" office:value-type="string">
            <text:p text:style-name="P8"><text:span text:style-name="T13">Жили-были старик и старушка, которые жили недалеко от Черного моря в </text:span><text:span text:style-name="T21">своем</text:span><text:span text:style-name="T13"> старом домике </text:span><text:span text:style-name="T32">более 3 плюс 3 лет.</text:span><text:span text:style-name="T46"> </text:span></text:p>
            <text:p text:style-name="P8"/>
            <text:p text:style-name="P8"><text:span text:style-name="T10">Каждый день мужчина выходит на улицу порыбачить, а </text:span><text:span text:style-name="T16">старушка</text:span><text:span text:style-name="T10"> сидит в своем домике и вспоминает </text:span><text:span text:style-name="T16">свою</text:span><text:span text:style-name="T10"> </text:span><text:span text:style-name="T22">прежнюю</text:span><text:span text:style-name="T10"> жизнь, где у нее было все, </text:span><text:span text:style-name="T27">что</text:span><text:span text:style-name="T10"> она могла </text:span><text:span text:style-name="T16">пожелать</text:span><text:span text:style-name="T10">.</text:span> </text:p>
            <text:p text:style-name="P8"/>
            <text:p text:style-name="P8"/>
            <text:p text:style-name="P8"/>
            <text:p text:style-name="P13"><text:span text:style-name="T12">Горничная, большой дом и все, что она </text:span><text:span text:style-name="T31">хотела</text:span> </text:p>
            <text:p text:style-name="P13"/>
            <text:p text:style-name="P13"/>
            <text:p text:style-name="P13"/>
            <text:p text:style-name="P13"><text:span text:style-name="T12">Ее отец был вором и именно </text:span><text:span text:style-name="T17">он приносил</text:span><text:span text:style-name="T12"> домой деньги</text:span><text:span text:style-name="T11">.</text:span> </text:p>
            <text:p text:style-name="P13"/>
            <text:p text:style-name="P13"/>
            <text:p text:style-name="P13"/>
            <text:p text:style-name="P13"><text:span text:style-name="T12">Каждый день девушка выходила </text:span><text:span text:style-name="T17">в свет</text:span><text:span text:style-name="T12"> и однажды вышла замуж за молодого человека, </text:span><text:span text:style-name="T33">который был так же, как она</text:span><text:span text:style-name="T18">.</text:span><text:span text:style-name="T45"> </text:span></text:p>
            <text:p text:style-name="P13"/>
            <text:p text:style-name="P13"/>
            <text:p text:style-name="P13"/>
            <text:p text:style-name="P13"><text:span text:style-name="T12">Но однажды ее отца </text:span><text:span text:style-name="T17">посадили</text:span><text:span text:style-name="T12"> в тюрьму</text:span> </text:p>
            <text:p text:style-name="P13"/>
            <text:p text:style-name="P13"/>
            <text:p text:style-name="P13"><text:span text:style-name="T23">Она</text:span><text:span text:style-name="T12"> </text:span><text:span text:style-name="T17">и ее муж</text:span><text:span text:style-name="T12"> потратили все, </text:span><text:span text:style-name="T28">что </text:span><text:span text:style-name="T12">отец когда-либо </text:span><text:span text:style-name="T31">заработал</text:span><text:span text:style-name="T12">, </text:span><text:span text:style-name="T17">до последней копейки</text:span><text:span text:style-name="T11">.</text:span> </text:p>
            <text:p text:style-name="P13"/>
            <text:p text:style-name="P13"><text:soft-page-break/></text:p>
            <text:p text:style-name="P13"><text:span text:style-name="T12">Банк даже </text:span><text:span text:style-name="T17">забрал</text:span><text:span text:style-name="T12"> </text:span><text:span text:style-name="T28">их</text:span><text:span text:style-name="T12"> дом, потому что у них было много денег.</text:span> </text:p>
          </table:table-cell>
          <table:table-cell table:style-name="Таблица6.A1" office:value-type="string">
            <text:p text:style-name="P13"><text:span text:style-name="T19">Давным-давно</text:span><text:span text:style-name="T6"> жили-были старик и старушка, которые жили недалеко от Черного моря в своем </text:span><text:span text:style-name="T19">маленьком</text:span><text:span text:style-name="T6"> </text:span><text:span text:style-name="T19">старом </text:span><text:span text:style-name="T6">домике более 3 с </text:span><text:span text:style-name="T14">лишним </text:span><text:span text:style-name="T6">лет</text:span> </text:p>
            <text:p text:style-name="P13"/>
            <text:p text:style-name="P13"><text:span text:style-name="T6">Каждый день мужчина выходит на улицу порыбачить, в то время как </text:span><text:span text:style-name="T14">пожилая леди</text:span><text:span text:style-name="T6"> сидит в своем маленьком домике и вспоминает</text:span><text:span text:style-name="T24"> о</text:span><text:span text:style-name="T14"> своей</text:span><text:span text:style-name="T6"> </text:span><text:span text:style-name="T19">прежней</text:span><text:span text:style-name="T6"> жизни, где у нее было все, </text:span><text:span text:style-name="T25">о чем</text:span><text:span text:style-name="T6"> она только могла </text:span><text:span text:style-name="T14">мечтать</text:span> </text:p>
            <text:p text:style-name="P13"/>
            <text:p text:style-name="P13"/>
            <text:p text:style-name="P13"><text:span text:style-name="T6">Горничная, большой дом и все, что она </text:span><text:span text:style-name="T29">захочет</text:span> </text:p>
            <text:p text:style-name="P13"/>
            <text:p text:style-name="P13"/>
            <text:p text:style-name="P13"/>
            <text:p text:style-name="P13"><text:span text:style-name="T6">Ее отец был вором и </text:span><text:span text:style-name="T14">был тем, кто приносил</text:span><text:span text:style-name="T6"> домой деньги</text:span> </text:p>
            <text:p text:style-name="P13"/>
            <text:p text:style-name="P13"/>
            <text:p text:style-name="P13"/>
            <text:p text:style-name="P13"><text:span text:style-name="T6">Каждый день девушка выходила </text:span><text:span text:style-name="T14">куда-нибудь</text:span><text:span text:style-name="T6">, и однажды она вышла замуж за молодого человека, который был </text:span><text:span text:style-name="T14">очень похож на нее</text:span><text:span text:style-name="T6">.</text:span> </text:p>
            <text:p text:style-name="P13"/>
            <text:p text:style-name="P13"/>
            <text:p text:style-name="P13"/>
            <text:p text:style-name="P13"><text:span text:style-name="T6">Но однажды ее отца </text:span><text:span text:style-name="T14">отправили</text:span><text:span text:style-name="T6"> в тюрьму</text:span> </text:p>
            <text:p text:style-name="P13"/>
            <text:p text:style-name="P13"/>
            <text:p text:style-name="P13"><text:span text:style-name="T20">Они</text:span><text:span text:style-name="T5"> </text:span><text:span text:style-name="T15">с мужем</text:span><text:span text:style-name="T5"> потратили все до</text:span><text:span text:style-name="T15"> последнего пенни</text:span><text:span text:style-name="T5">, которые когда-либо </text:span><text:span text:style-name="T30">зарабатывал</text:span><text:span text:style-name="T5"> папа.</text:span> </text:p>
            <text:p text:style-name="P13"/>
            <text:p text:style-name="P13"/>
            <text:p text:style-name="P13"><text:soft-page-break/></text:p>
            <text:p text:style-name="P13"/>
            <text:p text:style-name="P13"><text:span text:style-name="T5">Банк даже </text:span><text:span text:style-name="T15">отобрал</text:span><text:span text:style-name="T5"> </text:span><text:span text:style-name="T26">у них</text:span><text:span text:style-name="T5"> дом, потому что у них было много денег</text:span> </text:p>
          </table:table-cell>
        </table:table-row>
      </table:table>
      <text:p text:style-name="P3"/>
      <text:p text:style-name="P3">5)Лексическая ошибка(красный цвет)</text:p>
      <text:p text:style-name="P3">Причин для возникновения лексических ошибок в машинном переводе может быть несколько:</text:p>
      <text:p text:style-name="P3"/>
      <text:p text:style-name="P3">1. Ограниченный словарный запас: машинные переводчики обычно работают на основе предварительно составленных словарей и баз данных, которые могут не содержать всех возможных слов и выражений. Это может привести к неправильному переводу или пропуску некоторых слов.</text:p>
      <text:p text:style-name="P3"/>
      <text:p text:style-name="P3">2. Отсутствие контекста: машины не всегда способны адекватно интерпретировать контекст, что может привести к неправильному переводу слов или фраз, особенно в случаях с многозначными словами.</text:p>
      <text:p text:style-name="P3"/>
      <text:p text:style-name="P3">3. Грамматические различия: различия в грамматике между языками могут привести к ошибкам в переводе, так как машины могут неправильно интерпретировать структуру предложения или использование времен и модальных глаголов.</text:p>
      <text:p text:style-name="P3"/>
      <text:p text:style-name="P3">4. Недостаточная обработка синонимов и антонимов: машины не всегда учитывают синонимы и антонимы при переводе текста, что может привести к неверному пониманию смысла предложения.</text:p>
      <text:p text:style-name="P3"/>
      <text:p text:style-name="P3">Из-за этих и других факторов машинный перевод может содержать лексические ошибки, которые требуют дополнительной редакции и корректировки со стороны человека.</text:p>
      <text:p text:style-name="P3"/>
      <text:p text:style-name="P3">Стилистическая ошибка</text:p>
      <text:p text:style-name="P3">При машинном переводе текста возможны стилистические ошибки по нескольким причинам:</text:p>
      <text:p text:style-name="P3"/>
      <text:p text:style-name="P3">1. Отсутствие чувства стиля и нюансов: машины не обладают способностью понимать тонкости стиля и нюансы языка, что может привести к неправильному выбору слов, фраз или выражений, несоответствующих оригиналу.</text:p>
      <text:p text:style-name="P3"/>
      <text:p text:style-name="P3">2. Формальность и неестественность: машинные переводчики часто создают переводы, которые звучат формально и неестественно из-за использования стандартных шаблонов и конструкций, не учитывая индивидуальные особенности стиля оригинала.</text:p>
      <text:p text:style-name="P3"/>
      <text:p text:style-name="P3">3. Проблемы с идиомами и фразеологизмами: машины могут иметь сложности с переводом идиом и фразеологизмов, так как они часто зависят от контекста и культурных особенностей языка.</text:p>
      <text:p text:style-name="P3"/>
      <text:p text:style-name="P3">4. Неудачное использование синтаксических конструкций: машины могут неправильно интерпретировать синтаксические конструкции, что приводит к стилистическим ошибкам в переводе.</text:p>
      <text:p text:style-name="P3"/>
      <text:p text:style-name="P3">5. Отсутствие эмоциональной окраски: машины не всегда улавливают эмоциональную окраску текста и могут передавать его нейтрально, что может сказаться на стиле перевода.</text:p>
      <text:p text:style-name="P3"/>
      <text:p text:style-name="P3"><text:soft-page-break/>Из-за этих причин машинный перевод может содержать стилистические ошибки, которые требуют дополнительной правки и корректировки со стороны человека, чтобы сохранить адекватность и естественность перевода.</text:p>
      <text:p text:style-name="P3"/>
      <text:p text:style-name="P3">6)Я не могу выделить какой-то переводчик. В каждом есть свои минусы. Какое-то предложение лучше переводит один переводчик, а какое-то другой. Но если отталкиваться лично от себя, то я пользуюсь Yandex переводчиком, так как пользуюсь самим Yandex, и проще сразу в него вбить запрос, чем переходить в Google через него.</text:p>
      <text:p text:style-name="P3">Отвечая на вопрос удачный ли получился перевод и нужно ли редактировать переведённое предложение, я могу однозначно ответить, что перевод не точный и конечно требует корректировки.</text:p>
      <text:p text:style-name="P3"/>
      <text:p text:style-name="P3">7)<text:span text:style-name="T7">Как далеко ты от меня! Там, в сказочном Париже, танцуешь на величественной театральной сцене на Елисейских полях. Я хорошо знаю это, и все же мне кажется, что в ночной тишине я слышу твои шаги, вижу твои глаза, которые блестят, словно звезды на зимнем небе. Сегодня твой черед. Танцуй!</text:span><text:span text:style-name="T39"> </text:span></text:p>
      <text:p text:style-name="P4"/>
      <text:p text:style-name="P4"><text:span text:style-name="T4">How far are you from me! There, in fabulous Paris, you dance on the majestic theater stage on the Champs-Elysees. I know this well, and yet it seems to me that in the silence of the night I hear your footsteps, I see your eyes that shine like stars in a winter sky. It's your turn today. Dance</text:span> !</text:p>
      <text:p text:style-name="P4"/>
      <text:p text:style-name="P4"><text:span text:style-name="T4">Как далеко ты от меня! Там, в сказочном Париже, ты танцуешь на величественной театральной сцене на Елисейских полях. Я хорошо это знаю, и все же мне кажется, что в ночной тишине я слышу твои шаги, я вижу твои глаза, которые сияют, как звезды на зимнем небе. Сегодня твоя очередь. Танцуй!</text:span> </text:p>
      <text:p text:style-name="P4"/>
      <text:p text:style-name="P4">После перевода текста на оригинальный язык я увидела незначительные изменения, которые проявляются в изменение порядка слов и не правильном выборе падежа, добавление местоимений подходящих по смыслу некоторые слова заменены синонимами, но смысл текста остался неизменным, что показывает переводчик с хорошей стороны.</text:p>
      <text:p text:style-name="P4"/>
      <text:p text:style-name="P5">Задание 2</text:p>
      <text:p text:style-name="P5"/>
      <text:p text:style-name="P5"/>
      <text:p text:style-name="P5"/>
      <text:p text:style-name="P4">текст 1</text:p>
      <text:p text:style-name="P38">She had met him at a small place by the seaside where she was spending a month’s holiday with her mother. Doris was a secretary to a member of parliament. Guy was home on leave. They were staying at the same hotel, and he quickly told her all about himself. He was born in Sembulu1 where his father had served for thirty years, and on leaving school he had entered the same service. He was devoted to Malaysia.<text:line-break/>“After all, England’s a foreign land to me,” he told her. “My home’s Sembulu.”<text:line-break/>And now it was her home too. He asked her to marry him at the end of the month’s holiday </text:p>
      <text:p text:style-name="P4"><text:soft-page-break/>Текст 2</text:p>
      <text:p text:style-name="P4"><text:span text:style-name="T34">Black holes are areas in the universe where gravity pulls in everything, even light. Nothing can get out and all objects are squeezed into a tiny space. Because there is no light in black holes we cannot see them. But scientists can detect the immense gravity and radiation around them. They are the most mysterious objects in astronomy. Scientists think that the first black holes were formed when the universe began about 13 billion of years ago</text:span> </text:p>
      <text:p text:style-name="P4"/>
      <text:p text:style-name="P4">Теперь переведем оба текста </text:p>
      <text:p text:style-name="P4"/>
      <text:p text:style-name="P4">Переводы</text:p>
      <text:p text:style-name="P4"/>
      <text:p text:style-name="P4">текст 1</text:p>
      <text:p text:style-name="P21"><text:span text:style-name="T4">Она познакомилась с ним в маленьком местечке на берегу моря, где проводила месячный отпуск со своей матерью. Дорис была секретарем члена парламента. Гай был дома в отпуске. Они остановились в одном отеле, и он быстро рассказал ей все о себе. Он родился в Сембулу1, где его отец прослужил тридцать лет, и, окончив школу, поступил на ту же службу. Он был предан Малайзии. “В конце концов, Англия для меня чужая страна”, - сказал он ей. “Мой дом - Сембулу”. И теперь это был и ее дом тоже. Он попросил ее выйти за него замуж в конце месячных каникул</text:span> </text:p>
      <text:p text:style-name="P4"/>
      <text:p text:style-name="P4">Текст 2</text:p>
      <text:p text:style-name="P4"><text:span text:style-name="T4">Черные дыры - это области во Вселенной, где гравитация притягивает все, даже свет. Ничто не может вырваться наружу, и все объекты втиснуты в крошечное пространство. Поскольку в черных дырах нет света, мы не можем их видеть. Но ученые могут обнаружить огромную гравитацию и излучение вокруг них. Они являются самыми загадочными объектами в астрономии. Ученые считают, что первые черные дыры образовались при зарождении Вселенной около 13 миллиардов лет назад </text:span><text:s/></text:p>
      <text:p text:style-name="P4"/>
      <text:p text:style-name="P4">Редактированные тексты</text:p>
      <text:p text:style-name="P4">текст 1</text:p>
      <text:p text:style-name="P39">Она познакомилась с ним в маленьком городке на берегу моря, где проводила месяц отпуска со своей матерью. Дорис была секретарем члена парламента. Гай был дома в отпуске. Они остановились в одном отеле, и он быстро рассказал ей все о себе. Он родился в Сембулу, где его отец прослужил тридцать лет, и, окончив школу, Гай поступил <text:s/>на ту же службу. Он был предан Малайзии. “В конце концов, Англия для меня чужая страна”, - сказал он ей. “Мой дом - Сембулу”. И теперь это был и ее дом тоже. Он попросил ее выйти за него замуж в конце отпуска</text:p>
      <text:p text:style-name="P4">Текст 2</text:p>
      <text:p text:style-name="P4"><text:span text:style-name="T4">Черные дыры - это области во Вселенной, где гравитация притягивает все, даже свет. Ничто не может вырваться наружу, и все объекты втиснуты в крошечное </text:span><text:soft-page-break/><text:span text:style-name="T4">пространство. Поскольку в черных дырах нет света, мы не можем их видеть. Но ученые могут обнаружить огромную гравитацию и излучение вокруг них. Они являются самыми загадочными объектами в астрономии. Ученые считают, что первые черные дыры образовались при зарождении Вселенной около 13 миллиардов лет назад </text:span><text:s/></text:p>
      <text:p text:style-name="P4"/>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8">Тип редактирования</text:p>
          </table:table-cell>
          <table:table-cell table:style-name="Таблица2.A1" office:value-type="string">
            <text:p text:style-name="P18">Частота в тексте 1</text:p>
          </table:table-cell>
          <table:table-cell table:style-name="Таблица2.A1" office:value-type="string">
            <text:p text:style-name="P18">Частота в тексте 2</text:p>
          </table:table-cell>
        </table:table-row>
        <table:table-row table:style-name="Таблица2.1">
          <table:table-cell table:style-name="Таблица2.A1" office:value-type="string">
            <text:p text:style-name="P32">Введение новых слов и их переводов</text:p>
          </table:table-cell>
          <table:table-cell table:style-name="Таблица2.B2" office:value-type="float" office:value="1">
            <text:p text:style-name="P18">1</text:p>
          </table:table-cell>
          <table:table-cell table:style-name="Таблица2.B2" office:value-type="float" office:value="0">
            <text:p text:style-name="P18">0</text:p>
          </table:table-cell>
        </table:table-row>
        <table:table-row table:style-name="Таблица2.1">
          <table:table-cell table:style-name="Таблица2.A1" office:value-type="string">
            <text:p text:style-name="P32">Введение словосочетаний</text:p>
          </table:table-cell>
          <table:table-cell table:style-name="Таблица2.B2" office:value-type="float" office:value="0">
            <text:p text:style-name="P18">0</text:p>
          </table:table-cell>
          <table:table-cell table:style-name="Таблица2.B2" office:value-type="float" office:value="0">
            <text:p text:style-name="P18">0</text:p>
          </table:table-cell>
        </table:table-row>
        <table:table-row table:style-name="Таблица2.1">
          <table:table-cell table:style-name="Таблица2.A1" office:value-type="string">
            <text:p text:style-name="P17"><text:span text:style-name="T44">Лексические замены </text:span><text:a xlink:type="simple" xlink:href="https://edu.vsu.ru/mod/assign/view.php?id=217103" text:style-name="Internet_20_link" text:visited-style-name="Visited_20_Internet_20_Link"><text:span text:style-name="T43">перевод</text:span></text:a><text:span text:style-name="T44">ов отдельных слов</text:span></text:p>
          </table:table-cell>
          <table:table-cell table:style-name="Таблица2.B2" office:value-type="float" office:value="0">
            <text:p text:style-name="P20">0</text:p>
          </table:table-cell>
          <table:table-cell table:style-name="Таблица2.B2" office:value-type="float" office:value="0">
            <text:p text:style-name="P20">0</text:p>
          </table:table-cell>
        </table:table-row>
        <table:table-row table:style-name="Таблица2.1">
          <table:table-cell table:style-name="Таблица2.A1" office:value-type="string">
            <text:p text:style-name="P17"><text:span text:style-name="T44">Удаление вариантов </text:span><text:a xlink:type="simple" xlink:href="https://edu.vsu.ru/mod/assign/view.php?id=217103" text:style-name="Internet_20_link" text:visited-style-name="Visited_20_Internet_20_Link"><text:span text:style-name="T43">перевод</text:span></text:a><text:span text:style-name="T44">ов</text:span></text:p>
          </table:table-cell>
          <table:table-cell table:style-name="Таблица2.B2" office:value-type="float" office:value="1">
            <text:p text:style-name="P20">1</text:p>
          </table:table-cell>
          <table:table-cell table:style-name="Таблица2.B2" office:value-type="float" office:value="0">
            <text:p text:style-name="P20">0</text:p>
          </table:table-cell>
        </table:table-row>
        <table:table-row table:style-name="Таблица2.1">
          <table:table-cell table:style-name="Таблица2.A1" office:value-type="string">
            <text:p text:style-name="P17"><text:span text:style-name="T44">Лексические замены </text:span><text:a xlink:type="simple" xlink:href="https://edu.vsu.ru/mod/assign/view.php?id=217103" text:style-name="Internet_20_link" text:visited-style-name="Visited_20_Internet_20_Link"><text:span text:style-name="T43">перевод</text:span></text:a><text:span text:style-name="T44">ов словосочетаний</text:span></text:p>
          </table:table-cell>
          <table:table-cell table:style-name="Таблица2.B2" office:value-type="float" office:value="2">
            <text:p text:style-name="P20">2</text:p>
          </table:table-cell>
          <table:table-cell table:style-name="Таблица2.B2" office:value-type="float" office:value="0">
            <text:p text:style-name="P20">0</text:p>
          </table:table-cell>
        </table:table-row>
        <table:table-row table:style-name="Таблица2.1">
          <table:table-cell table:style-name="Таблица2.A1" office:value-type="string">
            <text:p text:style-name="P20">Исправление неверного согласования</text:p>
          </table:table-cell>
          <table:table-cell table:style-name="Таблица2.B2" office:value-type="float" office:value="0">
            <text:p text:style-name="P20">0</text:p>
          </table:table-cell>
          <table:table-cell table:style-name="Таблица2.B2" office:value-type="float" office:value="0">
            <text:p text:style-name="P20">0</text:p>
          </table:table-cell>
        </table:table-row>
        <table:table-row table:style-name="Таблица2.1">
          <table:table-cell table:style-name="Таблица2.A1" office:value-type="string">
            <text:p text:style-name="P20">Исправление неверного управления</text:p>
          </table:table-cell>
          <table:table-cell table:style-name="Таблица2.B2" office:value-type="float" office:value="0">
            <text:p text:style-name="P20">0</text:p>
          </table:table-cell>
          <table:table-cell table:style-name="Таблица2.B2" office:value-type="float" office:value="0">
            <text:p text:style-name="P20">0</text:p>
          </table:table-cell>
        </table:table-row>
        <table:table-row table:style-name="Таблица2.1">
          <table:table-cell table:style-name="Таблица2.A1" office:value-type="string">
            <text:p text:style-name="P20">Вставка дополнительных слов</text:p>
          </table:table-cell>
          <table:table-cell table:style-name="Таблица2.B2" office:value-type="float" office:value="1">
            <text:p text:style-name="P20">1</text:p>
          </table:table-cell>
          <table:table-cell table:style-name="Таблица2.B2" office:value-type="float" office:value="0">
            <text:p text:style-name="P20">0</text:p>
          </table:table-cell>
        </table:table-row>
        <table:table-row table:style-name="Таблица2.1">
          <table:table-cell table:style-name="Таблица2.A1" office:value-type="string">
            <text:p text:style-name="P19">Вставка дополнительных словосочетаний</text:p>
          </table:table-cell>
          <table:table-cell table:style-name="Таблица2.B2" office:value-type="float" office:value="0">
            <text:p text:style-name="P19">0</text:p>
          </table:table-cell>
          <table:table-cell table:style-name="Таблица2.B2" office:value-type="float" office:value="0">
            <text:p text:style-name="P19">0</text:p>
          </table:table-cell>
        </table:table-row>
        <table:table-row table:style-name="Таблица2.1">
          <table:table-cell table:style-name="Таблица2.A1" office:value-type="string">
            <text:p text:style-name="P19">Удаление лишних слов</text:p>
          </table:table-cell>
          <table:table-cell table:style-name="Таблица2.B2" office:value-type="float" office:value="1">
            <text:p text:style-name="P19">1</text:p>
          </table:table-cell>
          <table:table-cell table:style-name="Таблица2.B2" office:value-type="float" office:value="0">
            <text:p text:style-name="P19">0</text:p>
          </table:table-cell>
        </table:table-row>
        <table:table-row table:style-name="Таблица2.1">
          <table:table-cell table:style-name="Таблица2.A1" office:value-type="string">
            <text:p text:style-name="P32">Изменение структуры сказуемого</text:p>
          </table:table-cell>
          <table:table-cell table:style-name="Таблица2.B2" office:value-type="float" office:value="0">
            <text:p text:style-name="P19">0</text:p>
          </table:table-cell>
          <table:table-cell table:style-name="Таблица2.B2" office:value-type="float" office:value="0">
            <text:p text:style-name="P19">0</text:p>
          </table:table-cell>
        </table:table-row>
        <table:table-row table:style-name="Таблица2.1">
          <table:table-cell table:style-name="Таблица2.A1" office:value-type="string">
            <text:p text:style-name="P32">Изменение структуры подлежащего</text:p>
          </table:table-cell>
          <table:table-cell table:style-name="Таблица2.B2" office:value-type="float" office:value="0">
            <text:p text:style-name="P19">0</text:p>
          </table:table-cell>
          <table:table-cell table:style-name="Таблица2.B2" office:value-type="float" office:value="0">
            <text:p text:style-name="P19">0</text:p>
          </table:table-cell>
        </table:table-row>
        <table:table-row table:style-name="Таблица2.1">
          <table:table-cell table:style-name="Таблица2.A1" office:value-type="string">
            <text:p text:style-name="P19">Изменение структуры предложения</text:p>
          </table:table-cell>
          <table:table-cell table:style-name="Таблица2.B2" office:value-type="float" office:value="0">
            <text:p text:style-name="P19">0</text:p>
          </table:table-cell>
          <table:table-cell table:style-name="Таблица2.B2" office:value-type="float" office:value="0">
            <text:p text:style-name="P19">0</text:p>
          </table:table-cell>
        </table:table-row>
        <table:table-row table:style-name="Таблица2.1">
          <table:table-cell table:style-name="Таблица2.A1" office:value-type="string">
            <text:p text:style-name="P32">Оцените объем редактирования текста.</text:p>
          </table:table-cell>
          <table:table-cell table:style-name="Таблица2.B2" office:value-type="float" office:value="6">
            <text:p text:style-name="P19">6</text:p>
          </table:table-cell>
          <table:table-cell table:style-name="Таблица2.B2" office:value-type="float" office:value="0">
            <text:p text:style-name="P19">0</text:p>
          </table:table-cell>
        </table:table-row>
      </table:table>
      <text:p text:style-name="P5"/>
      <text:p text:style-name="P4">Больше всего корректировок требует художественный текст, так как при переводе могут допускаться не точности и замены значимых слов и словосочетаний, а так же могут меняться местами слова, из-за чего смысл предложения может сильон измениться<text:line-break/>Научный текст требует меньше корректировок так как в нем содержаться научные термины и понятия, имеющие однозначный вариант перевода. </text:p>
      <text:p text:style-name="P4"/>
      <text:p text:style-name="P4">Задание 3</text:p>
      <text:p text:style-name="P4">исходный текст</text:p>
      <text:p text:style-name="P26">Уважаемые коллеги!</text:p>
      <text:p text:style-name="P26">Мы готовы работать с вами. Наш новый каталог для Вас уже подготовлен.</text:p>
      <text:p text:style-name="P26">К сожалению товаров, заказанных Вами, нет уже на складе. Мы сожалеем о задержке и сделаем</text:p>
      <text:p text:style-name="P26">все возможное, чтобы ускорить исполнение заказа.</text:p>
      <text:p text:style-name="P26">Наша компания примет на себя все дополнительные расходы. Чек на комиссионные Вы найдете в</text:p>
      <text:p text:style-name="P26">приложении.</text:p>
      <text:p text:style-name="P14"><text:span text:style-name="T47">Мы уверены, что Вам понравится товар предложенный в качестве </text:span><text:soft-page-break/><text:span text:style-name="T47">альтернативы. К нашему письму</text:span></text:p>
      <text:p text:style-name="P26">мы прилагаем документы на вывоз, счёт в 3-х и накладную в 2-х экземплярах. Просим извинить за</text:p>
      <text:p text:style-name="P26">задержку.</text:p>
      <text:p text:style-name="P26">С наилучшими пожеланиями.</text:p>
      <text:p text:style-name="P27">Менеджер отдела продаж.</text:p>
      <text:p text:style-name="P27"/>
      <text:p text:style-name="P6">Dear colleagues!<text:line-break/>We are ready to work with you. Our new catalog for you has already been prepared.<text:line-break/>Unfortunately, the items you ordered are no longer in stock. We apologize for the delay and will do everything possible to expedite the order fulfillment.<text:line-break/>Our company will cover all additional expenses. You will find the commission invoice in the attachment.<text:line-break/>We are confident that you will like the alternative product offered. Attached to our letter are export documents, an invoice in three copies, and a waybill in two copies. We apologize for the delay.<text:line-break/>Best regards,<text:line-break/>Sales Department Manager.</text:p>
      <text:p text:style-name="P6"><text:line-break/>Перевод точен и эффективно передает основные моменты оригинального текста. Можно было бы внести некоторые незначительные улучшения с точки зрения формулировок и грамматики, но в целом смысл и информация в письме хорошо переданы на английском языке.</text:p>
      <text:p text:style-name="P6"><text:line-break/>Dear colleagues!<text:line-break/>We are ready to work with you. Our new catalog for you is already prepared.<text:line-break/>Unfortunately, the products you ordered are no longer in stock. We apologize for the delay and will do everything possible to expedite the order fulfillment.<text:line-break/>Our company will cover all additional expenses. You will find the commission check in the attachment.<text:line-break/>We are confident that you will like the alternative product offered. Along with our letter, we attach export documents, a 3-invoice, and a 2-way bill. Please accept our apologies for the delay.<text:line-break/>Best regards.<text:line-break/>Sales Department Manager.</text:p>
      <text:p text:style-name="P6"><text:line-break/>Перевод стал больше подходить под официально-деловой стиль общения.<text:line-break/>После перевода текста в программе Promt с использованием словаря контактов, могут произойти следующие изменения:<text:line-break/><text:line-break/>Уточнение терминов и названий: Словарь контактов может содержать специфические термины, названия компаний, организаций или людей. После перевода текста с использованием этого словаря, такие термины могут быть более точно переведены.<text:line-break/><text:line-break/><text:soft-page-break/>Более точный перевод имен и фамилий: Словарь контактов помогает программе Promt распознавать и переводить имена и фамилии людей. Это может привести к более точному и правильному переводу имён.<text:line-break/><text:line-break/>Лучшее понимание контекста: Использование словаря контактов может помочь программе Promt лучше понять контекст переводимого текста, особенно если в тексте упоминаются конкретные организации, компании или люди.<text:line-break/><text:line-break/>Более чёткая интерпретация смысла: При наличии словаря контактов программа Promt может более точно интерпретировать значения слов и фраз, особенно если они связаны с конкретными сущностями из словаря.<text:line-break/><text:line-break/>Улучшение качества перевода: В целом, использование словаря контактов может повысить качество перевода текста в программе Promt, делая его более точным, чётким и соответствующим контексту.<text:line-break/><text:line-break/>Важно отметить, что результаты перевода могут зависеть от качества словаря контактов и правил перевода, которые используются программой Promt. Поэтому рекомендуется регулярно обновлять словари и правила для достижения наилучших результатов при переводе текста.<text:line-break/><text:line-break/><text:line-break/><text:line-break/>Когда меняется процент совпадения при переводе текста на английский язык, следующие аспекты могут измениться:<text:line-break/><text:line-break/>1. Структура предложений: более высокий процент совпадения может означать более точное сохранение структуры предложений и пунктуации.<text:line-break/><text:line-break/>2. Точность перевода: чем выше процент совпадения, тем более точным может быть перевод, особенно в случае использования специализированных терминов или фраз.<text:line-break/><text:line-break/>3. Понимание контекста: более высокий процент совпадения может обеспечить лучшее понимание контекста и смысла оригинального текста.<text:line-break/><text:line-break/>4. Естественность языка: при переводе текста с более низким процентом совпадения могут возникнуть сложности с сохранением естественности языка и переносом культурных особенностей.<text:line-break/><text:line-break/>5. Требуемое редактирование: при более низком проценте совпадения текст может потребовать более значительного редактирования и корректировки для достижения качественного перевода.<text:line-break/><text:line-break/>Итак, при изменении процента совпадения при переводе текста на английский <text:soft-page-break/>язык важно учитывать указанные выше аспекты для обеспечения качественного и точного перевода. </text:p>
      <text:p text:style-name="P6"/>
      <text:p text:style-name="P34">Уровень 1</text:p>
      <text:p text:style-name="P34"/>
      <text:p text:style-name="P34">Задание 1</text:p>
      <text:p text:style-name="P34"/>
      <table:table table:name="Таблица4" table:style-name="Таблица4">
        <table:table-column table:style-name="Таблица4.A" table:number-columns-repeated="3"/>
        <table:table-row>
          <table:table-cell table:style-name="Таблица4.A1" office:value-type="string">
            <text:p text:style-name="P37">Особенности</text:p>
          </table:table-cell>
          <table:table-cell table:style-name="Таблица4.A1" office:value-type="string">
            <text:p text:style-name="P37">Автоматический</text:p>
          </table:table-cell>
          <table:table-cell table:style-name="Таблица4.C1" office:value-type="string">
            <text:p text:style-name="P37">Автоматизированный</text:p>
          </table:table-cell>
        </table:table-row>
        <table:table-row>
          <table:table-cell table:style-name="Таблица4.A2" office:value-type="string">
            <text:p text:style-name="P37">определение</text:p>
          </table:table-cell>
          <table:table-cell table:style-name="Таблица4.A2" office:value-type="string">
            <text:p text:style-name="P37">это процесс перевода текста с одного языка на другой с помощью компьютерных программ и алгоритмов, без участия человека</text:p>
          </table:table-cell>
          <table:table-cell table:style-name="Таблица4.C2" office:value-type="string">
            <text:p text:style-name="P37"><text:s/>это процесс, включающий использование специальных программ и инструментов для упрощения и ускорения перевода человеком.</text:p>
          </table:table-cell>
        </table:table-row>
        <table:table-row>
          <table:table-cell table:style-name="Таблица4.A2" office:value-type="string">
            <text:p text:style-name="P37">Из чего состоит</text:p>
          </table:table-cell>
          <table:table-cell table:style-name="Таблица4.A2" office:value-type="string">
            <text:p text:style-name="P37">обычно основан на статистических моделях и искусственном интеллекте, которые пытаются предсказать наиболее вероятный перевод на основе больших объемов текстовых данных</text:p>
          </table:table-cell>
          <table:table-cell table:style-name="Таблица4.C2" office:value-type="string">
            <text:p text:style-name="P37">может включать использование готовых глоссариев, терминологических баз данных и других инструментов для улучшения качества перевода.</text:p>
          </table:table-cell>
        </table:table-row>
        <table:table-row>
          <table:table-cell table:style-name="Таблица4.A2" office:value-type="string">
            <text:p text:style-name="P37">Что может</text:p>
          </table:table-cell>
          <table:table-cell table:style-name="Таблица4.A2" office:value-type="string">
            <text:p text:style-name="P37"><text:s/>часто используется для быстрого перевода больших объемов текста, например, в онлайн-переводчиках или при автоматической локализации программного обеспечения</text:p>
          </table:table-cell>
          <table:table-cell table:style-name="Таблица4.C2" office:value-type="string">
            <text:p text:style-name="P37">может быть полезен для повышения производительности переводчиков и обеспечения единообразия в переводах.</text:p>
          </table:table-cell>
        </table:table-row>
        <table:table-row>
          <table:table-cell table:style-name="Таблица4.A2" office:value-type="string">
            <text:p text:style-name="P37">Точность и качество</text:p>
          </table:table-cell>
          <table:table-cell table:style-name="Таблица4.A2" office:value-type="string">
            <text:p text:style-name="P37">может быть менее точным и качество его зависит от качества используемых моделей и данных.</text:p>
            <text:p text:style-name="P37">склонен к ошибкам, особенно при переводе сложных или специализированных текстов.</text:p>
            <text:p text:style-name="P37"><text:soft-page-break/><text:s/>обычно имеет низкое качество, так как алгоритмы не всегда могут передать точный смысл и контекст текста.</text:p>
          </table:table-cell>
          <table:table-cell table:style-name="Таблица4.C2" office:value-type="string">
            <text:p text:style-name="P37"><text:s/>может быть более точным и качественным, так как он часто предполагает участие человека в процессе перевода.</text:p>
            <text:p text:style-name="P37">может быть более точным и эффективным при работе с определенными типами <text:soft-page-break/>текстов или терминологии.</text:p>
            <text:p text:style-name="P37">обеспечивает более высокое качество перевода, так как в процессе участвует человек, который может уточнить и исправить перевод</text:p>
          </table:table-cell>
        </table:table-row>
        <table:table-row>
          <table:table-cell table:style-name="Таблица4.A2" office:value-type="string">
            <text:p text:style-name="P37">Дополнительные инструменты</text:p>
            <text:p text:style-name="P37">и скорость</text:p>
          </table:table-cell>
          <table:table-cell table:style-name="Таблица4.A2" office:value-type="string">
            <text:p text:style-name="P37">может быть бесплатным или доступным для широкого круга пользователей через онлайн-сервисы.</text:p>
            <text:p text:style-name="P37">обеспечивает быструю скорость перевода, так как весь процесс выполняется мгновенно компьютером.</text:p>
          </table:table-cell>
          <table:table-cell table:style-name="Таблица4.C2" office:value-type="string">
            <text:p text:style-name="P37">часто требует специальных программ и инструментов, которые могут быть платными или доступными только для профессиональных пользователей.</text:p>
            <text:p text:style-name="P37"><text:s/>может быть медленнее из-за участия человека, который может потребовать времени на корректировку и улучшение перевода.</text:p>
          </table:table-cell>
        </table:table-row>
        <table:table-row>
          <table:table-cell table:style-name="Таблица4.A2" office:value-type="string">
            <text:p text:style-name="P37">На что направлен</text:p>
          </table:table-cell>
          <table:table-cell table:style-name="Таблица4.A2" office:value-type="string">
            <text:p text:style-name="P37">может быть полезен для быстрой ориентации в тексте на незнакомом языке, но не всегда подходит для формальных или профессиональных целей. </text:p>
            <text:p text:style-name="P37">часто используется в интернет-коммуникации, социальных сетях и других сферах, где требуется быстрый доступ к информации на разных языках.</text:p>
            <text:p text:style-name="P37">используется для быстрого понимания общего смысла текста, но может быть непригоден для точного и качественного перевода.</text:p>
          </table:table-cell>
          <table:table-cell table:style-name="Таблица4.C2" office:value-type="string">
            <text:p text:style-name="P37"><text:s/>может быть более подходящим для специализированных задач и требований.</text:p>
            <text:p text:style-name="P37">может быть полезен в процессе локализации контента, создания мультимедийных продуктов или обработки больших объемов текста.</text:p>
            <text:p text:style-name="Table_20_Contents"><text:s/>применяется для более точного и качественного перевода текста, особенно в сферах, где требуется высокая точность (например, юридические или медицинские тексты).</text:p>
          </table:table-cell>
        </table:table-row>
        <text:soft-page-break/>
        <table:table-row>
          <table:table-cell table:style-name="Таблица4.A2" office:value-type="string">
            <text:p text:style-name="P37">Нужен человек?</text:p>
          </table:table-cell>
          <table:table-cell table:style-name="Таблица4.A2" office:value-type="string">
            <text:p text:style-name="P37">не требует участия человека, весь процесс перевода выполняется компьютером.</text:p>
          </table:table-cell>
          <table:table-cell table:style-name="Таблица4.C2" office:value-type="string">
            <text:p text:style-name="P37">требует участия человека, который использует специализированные инструменты (например, CAT-системы) для помощи в переводе.</text:p>
          </table:table-cell>
        </table:table-row>
      </table:table>
      <text:p text:style-name="P35"/>
      <text:p text:style-name="P34">Задание 2</text:p>
      <text:p text:style-name="P35">Так как все переводчики достаточно плохо переводят тесты, то человек, который хорошо знает язык, на который переводится текст может вносить изменения в перевод (Например: упрощать текст, исправлять неправильно переведённые слова, переводить вручную сложные фрагменты текста), чтобы текст был более понятен людям, которые его читают. </text:p>
      <text:p text:style-name="P35">- Постредактирование - это когда исходный текст переводит компьютер, а затем вручную делается редактирование машинного перевода.</text:p>
      <text:p text:style-name="P35">- Предредактирование - это когда специалист адаптирует текст для машинной обработки, упрощая слишком сложные конструкции и убирая обороты, которые предполагают неоднозначное прочтение.</text:p>
      <text:p text:style-name="P35"/>
      <text:p text:style-name="P35"/>
      <text:p text:style-name="P34">Уровень 2</text:p>
      <text:p text:style-name="P34"/>
      <text:p text:style-name="P34">Задание 1</text:p>
      <text:p text:style-name="P34"/>
      <text:p text:style-name="P35">Нейронный машинный перевод - это метод машинного перевода, который использует нейронные сети для перевода текста с одного языка на другой. Этот метод позволяет достичь более высокого качества перевода благодаря использованию глубокого обучения и большого объема данных. Нейронные сети способны учитывать контекст и грамматику предложений, что делает перевод более точным и естественным. Нейронный машинный перевод широко применяется в онлайн-переводчиках, приложениях для мобильных устройств и других сервисах, где требуется быстрый и качественный перевод текста.</text:p>
      <text:p text:style-name="P34"/>
      <text:p text:style-name="P34"/>
      <text:p text:style-name="P34">Задание 2<text:line-break/></text:p>
      <text:p text:style-name="P35">Будущее машинного перевода обещает быть захватывающим и инновационным, поскольку технологии и методы в этой области продолжают развиваться с каждым годом. Вот несколько ключевых направлений, которые, на мой взгляд, будут иметь решающее значение для будущего машинного перевода:</text:p>
      <text:p text:style-name="P35"/>
      <text:p text:style-name="P35">1. Глубокое обучение и нейронные сети:</text:p>
      <text:p text:style-name="P35"><text:s text:c="3"/>- Технологии глубокого обучения и нейронные сети продолжат играть ключевую роль в развитии машинного перевода. Будут созданы более сложные <text:soft-page-break/>архитектуры нейронных сетей, такие как Transformer, которые позволят улучшить качество перевода и обучаться на больших объемах данных.</text:p>
      <text:p text:style-name="P35"/>
      <text:p text:style-name="P35">2. Мультиязычный и мульти-модальный перевод:</text:p>
      <text:p text:style-name="P35"><text:s text:c="3"/>- В будущем машинный перевод будет стремиться к разработке моделей, способных работать сразу с несколькими языками (мультиязычный перевод) и различными типами данных, такими как текст, изображения, аудио (мульти-модальный перевод). Это позволит создавать более универсальные и эффективные системы перевода.</text:p>
      <text:p text:style-name="P35"/>
      <text:p text:style-name="P35">3. Применение обучения без учителя:</text:p>
      <text:p text:style-name="P35"><text:s text:c="3"/>- Техники обучения без учителя (unsupervised learning) станут все более важными для машинного перевода. Это позволит моделям самостоятельно извлекать знания из данных без необходимости параллельных текстов, что сделает процесс обучения более эффективным и экономичным.</text:p>
      <text:p text:style-name="P35"/>
      <text:p text:style-name="P35">4. Использование контекста и знаний:</text:p>
      <text:p text:style-name="P35"><text:s text:c="3"/>- Будущее машинного перевода будет связано с улучшением способности моделей понимать контекст и знания, необходимые для правильного перевода. Это может включать в себя использование внешних баз знаний, контекстуальных эмбеддингов и других методов для лучшего понимания текста.</text:p>
      <text:p text:style-name="P35"/>
      <text:p text:style-name="P35">5. Персонализированный и качественный перевод:</text:p>
      <text:p text:style-name="P35"><text:s text:c="3"/>- В будущем машинный перевод будет стремиться к созданию персонализированных и качественных переводов, учитывая индивидуальные предпочтения и стиль каждого пользователя. Это может включать в себя автоматическое корректирование стиля перевода, учет контекста пользователя и другие аспекты.</text:p>
      <text:p text:style-name="P35"/>
      <text:p text:style-name="P35">6. Интеграция в повседневную жизнь:</text:p>
      <text:p text:style-name="P35"><text:s text:c="3"/>- Машинный перевод будет все более интегрироваться в повседневную жизнь людей, становясь неотъемлемой частью коммуникации, образования, бизнеса и других сфер. Технологии автоматического перевода будут доступны на различных устройствах и сервисах, делая коммуникацию на разных языках более доступной и удобной.</text:p>
      <text:p text:style-name="P35"/>
      <text:p text:style-name="P35"/>
      <text:p text:style-name="P34">Уровень 3</text:p>
      <text:p text:style-name="P34"/>
      <text:p text:style-name="P4"><text:span text:style-name="T4">Была весна. Ярко светило солнышко. На лугу росли цветы. Над ними летали четыре бабочки: красная бабочка, белая бабочка, желтая бабочка и черная бабочка.</text:span><text:line-break/><text:span text:style-name="T4">Вдруг прилетела большая черная птица. Увидела она бабочек и захотела их съесть. Испугались бабочки и сели на цветы. Белая бабочка села на ромашку. Красная бабочка – на мак. Желтая – на одуванчик, а черная села на сучок </text:span><text:soft-page-break/><text:span text:style-name="T4">дерева. Летала птица, летала, но не увидела бабочек.</text:span> </text:p>
      <text:p text:style-name="P4"/>
      <text:p text:style-name="P4">It was spring. The sun was shining brightly. Flowers were growing in the meadow. Four butterflies were flying over them: a red butterfly, a white butterfly, a yellow butterfly, and a black butterfly.</text:p>
      <text:p text:style-name="P4">Suddenly, a big black bird flew in. It saw the butterflies and wanted to eat them. The butterflies got scared and landed on the flowers. The white butterfly landed on a daisy. The red butterfly – on a poppy. The yellow one – on a dandelion, and the black one landed on a tree branch. The bird flew around, but couldn't see the butterflies.</text:p>
      <text:p text:style-name="P4"/>
      <text:p text:style-name="P4"/>
      <text:p text:style-name="P4">Перевод в системе ТМ является более точным и целым, он выдает максимально приближенный перевод к исходному текст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sans-serif"/>
    <style:font-face style:name="OpenSymbol" svg:font-family="OpenSymbol"/>
    <style:font-face style:name="PT Sans" svg:font-family="'PT Sans', sans-serif"/>
    <style:font-face style:name="Roboto" svg:font-family="Roboto, RobotoDraft, Helvetica, Arial, sans-serif"/>
    <style:font-face style:name="Times New Roman Cyr" svg:font-family="'Times New Roman Cyr', '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4" svg:font-family="Arial" style:font-family-generic="swiss"/>
    <style:font-face style:name="Arial1" svg:font-family="Arial" style:font-family-generic="roman" style:font-pitch="variable"/>
    <style:font-face style:name="Calibri" svg:font-family="Calibri" style:font-family-generic="roman" style:font-pitch="variable"/>
    <style:font-face style:name="SchoolBookC" svg:font-family="SchoolBook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choolBookC1" svg:font-family="SchoolBook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3T17:28:01.10</meta:creation-date>
    <dc:date>2024-03-04T21:02:08.58</dc:date>
    <meta:editing-duration>PT5H20M7S</meta:editing-duration>
    <meta:editing-cycles>5</meta:editing-cycles>
    <meta:generator>OpenOffice/4.1.11$Win32 OpenOffice.org_project/4111m1$Build-9808</meta:generator>
    <meta:document-statistic meta:table-count="6" meta:image-count="0" meta:object-count="0" meta:page-count="14" meta:paragraph-count="314" meta:word-count="4176" meta:character-count="27605"/>
  </office:meta>
</office:document-meta>
</file>